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8pt" style:font-size-asian="8pt" style:font-size-complex="8pt"/>
    </style:style>
    <style:style style:name="P2" style:family="paragraph" style:parent-style-name="Standard">
      <style:text-properties style:font-name="Arial" fo:font-size="8pt" style:font-size-asian="8pt" style:font-size-complex="8pt"/>
    </style:style>
    <style:style style:name="P3" style:family="paragraph" style:parent-style-name="Standard" style:list-style-name="L1">
      <style:text-properties style:font-name="Arial" fo:font-size="8pt" style:font-size-asian="8pt" style:font-size-complex="8pt"/>
    </style:style>
    <style:style style:name="P4" style:family="paragraph" style:parent-style-name="Standard" style:list-style-name="L2">
      <style:text-properties style:font-name="Arial" fo:font-size="8pt" style:font-size-asian="8pt" style:font-size-complex="8pt"/>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Oct 2010 17:47:54 +0200 <text:s text:c="122"/></text:p>
      <text:p text:style-name="P1">From: Emmanuele Salvati &lt;Emmanuele.Salvati@cern.ch&gt; <text:s text:c="108"/></text:p>
      <text:p text:style-name="P1">To: Maurizio Pierini &lt;maurizio.pierini@cern.ch&gt;, Virginia Azzolini &lt;azzolini@mail.cern.ch&gt; <text:s text:c="69"/></text:p>
      <text:p text:style-name="P1">Subject: Re: bug in CombineJets <text:s text:c="128"/></text:p>
      <text:p text:style-name="P1"><text:s text:c="160"/></text:p>
      <text:p text:style-name="P1">Questa e' la differenza in MR per LM3: <text:s text:c="121"/></text:p>
      <text:p text:style-name="P1">http://cmsdoc.cern.ch/~salvati/SUSYTau/MR/LM3_MR_Difference.eps <text:s text:c="96"/></text:p>
      <text:p text:style-name="P1"><text:s text:c="160"/></text:p>
      <text:p text:style-name="P1">nero e' il nuovo, rosso e' il vecchio. <text:s text:c="121"/></text:p>
      <text:p text:style-name="P1">nel vecchio ci sono ~100 entries in piu' in questo plot. <text:s text:c="103"/></text:p>
      <text:p text:style-name="P1"><text:s text:c="160"/></text:p>
      <text:p text:style-name="P1">almeno nel segnale non mi sembra drammatico, credo perche' in generale <text:s text:c="89"/></text:p>
      <text:p text:style-name="P1">abbiamo tanti jets, per cui una combinazione in piu' o in meno non fa un <text:s text:c="87"/></text:p>
      <text:p text:style-name="P1">grande effetto... <text:s text:c="142"/></text:p>
      <text:p text:style-name="P1">questo e' il numero di jets (oltre ad i tau) per la selezione Tight+Loose nello stesso <text:s text:c="73"/></text:p>
      <text:p text:style-name="P1">sample: <text:s text:c="152"/></text:p>
      <text:p text:style-name="P1">http://cmsdoc.cern.ch/~salvati/SUSYTau/NJets/LM3_NJets.eps <text:s text:c="101"/></text:p>
      <text:p text:style-name="P1">[M}:tutto OK direi</text:p>
      <text:p text:style-name="P1"/>
      <text:p text:style-name="P1"/>
      <text:p text:style-name="P1"><text:s text:c="160"/></text:p>
      <text:p text:style-name="P1">alche' la domanda: <text:s text:c="141"/></text:p>
      <text:p text:style-name="P1">come facciamo a dire che la nostra e' un'analisi DiTau + 1 Jet ? <text:s text:c="95"/></text:p>
      <text:p text:style-name="P1">vuol dire DiTau + ALMENO 1 Jet ?</text:p>
      <text:p text:style-name="P1"/>
      <text:p text:style-name="P1"/>
      <text:p text:style-name="P1"/>
      <text:p text:style-name="P1"/>
      <text:p text:style-name="P1"/>
      <text:p text:style-name="P1"/>
      <text:p text:style-name="P1">29 Oct 2010 17:19:44 +0200 <text:s text:c="122"/></text:p>
      <text:p text:style-name="P1">From: Emmanuele Salvati &lt;Emmanuele.Salvati@cern.ch&gt; <text:s text:c="108"/></text:p>
      <text:p text:style-name="P1">To: Maurizio Pierini &lt;maurizio.pierini@cern.ch&gt;, Virginia Azzolini &lt;azzolini@mail.cern.ch&gt; <text:s text:c="69"/></text:p>
      <text:p text:style-name="P1">Subject: bug in CombineJets <text:s text:c="132"/></text:p>
      <text:p text:style-name="P1"><text:s text:c="160"/></text:p>
      <text:p text:style-name="P1">Ciao, ho trovato un bug nel metodo CombineJets (evitiamo commenti) <text:s text:c="94"/></text:p>
      <text:p text:style-name="P1"><text:s text:c="160"/></text:p>
      <text:p text:style-name="P1">ho fatto un esempio con il DiTau piu' 2 jets. <text:s text:c="114"/></text:p>
      <text:p text:style-name="P1"><text:s text:c="160"/></text:p>
      <text:p text:style-name="P1">ottengo le seguenti combinazioni: <text:s text:c="126"/></text:p>
      <text:p text:style-name="P1">j1 = DiTau + Jet[1] <text:s text:c="140"/></text:p>
      <text:p text:style-name="P1">j2 = Jet[0] <text:s text:c="148"/></text:p>
      <text:p text:style-name="P1"><text:s text:c="160"/></text:p>
      <text:p text:style-name="P1">j1 = DiTau + Jet[0] <text:s text:c="140"/></text:p>
      <text:p text:style-name="P1">j2 = Jet[1] <text:s text:c="148"/></text:p>
      <text:p text:style-name="P1"><text:s text:c="160"/></text:p>
      <text:p text:style-name="P1">MANCA <text:s text:c="154"/></text:p>
      <text:p text:style-name="P1">j1 = DiTau <text:s text:c="149"/></text:p>
      <text:p text:style-name="P1">j2 = Jet[0] + Jet[1] <text:s text:c="139"/></text:p>
      <text:p text:style-name="P1"><text:s text:c="160"/></text:p>
      <text:p text:style-name="P1">questo perche' Chris parte da <text:s text:c="130"/></text:p>
      <text:p text:style-name="P1">j1 = 0 <text:s text:c="153"/></text:p>
      <text:p text:style-name="P1">j2 = 0 <text:s text:c="153"/></text:p>
      <text:p text:style-name="P1">per cui lui elimina il caso <text:s text:c="132"/></text:p>
      <text:p text:style-name="P1">j1 = 0 <text:s text:c="153"/></text:p>
      <text:p text:style-name="P1">j2 = Jet[0] + Jet[1] <text:s text:c="139"/></text:p>
      <text:p text:style-name="P1"><text:s text:c="160"/></text:p>
      <text:p text:style-name="P1">mentre noi partiamo da <text:s text:c="137"/></text:p>
      <text:p text:style-name="P1">j1 = DiTau <text:s text:c="149"/></text:p>
      <text:p text:style-name="P1">j2 = 0 <text:s text:c="153"/></text:p>
      <text:p text:style-name="P1"><text:s text:c="160"/></text:p>
      <text:p text:style-name="P1">la cosa si aggiusta iniziando il loop da 0, invece che da 1 <text:s text:c="100"/></text:p>
      <text:p text:style-name="P1"><text:s text:c="2"/>for(int i = 1; i &lt; N_comb-1; i++){ <text:s text:c="123"/></text:p>
      <text:p text:style-name="P1"><text:s text:c="160"/></text:p>
      <text:p text:style-name="P1">deve diventare</text:p>
      <text:p text:style-name="P1"><text:s text:c="2"/>for(int i = 0; i &lt; N_comb-1; i++){ </text:p>
      <text:p text:style-name="P1">mo vedo come camba MR sul segnale. <text:s text:c="2"/></text:p>
      <text:p text:style-name="P1"/>
      <text:p text:style-name="P1"/>
      <text:p text:style-name="P1"/>
      <text:p text:style-name="P1"/>
      <text:p text:style-name="P1"/>
      <text:p text:style-name="P1"/>
      <text:p text:style-name="P1"/>
      <text:p text:style-name="P1">28 Oct 2010 17:00:52 +0200 <text:s text:c="122"/></text:p>
      <text:p text:style-name="P1"/>
      <text:p text:style-name="P1">From: Emmanuele Salvati &lt;emmanuele.salvati@cern.ch&gt;</text:p>
      <text:p text:style-name="P1"/>
      <text:p text:style-name="P1">&gt; quali qcd dentro a VecBosApp/cmst3_35X/MC/QCD_PFTau/ a parte i madgraph <text:s text:c="86"/></text:p>
      <text:p text:style-name="P1"><text:soft-page-break/>&gt; quali altri posso fare?(sempre tuoi con "~" intendo)</text:p>
      <text:p text:style-name="P1">bah, io ho sempre fatto soltanto i quattro Pt*madgraph*, quindi direi bastano quelli che hai. <text:s text:c="66"/></text:p>
      <text:p text:style-name="P1"><text:s text:c="160"/></text:p>
      <text:p text:style-name="P1"><text:s text:c="160"/></text:p>
      <text:p text:style-name="P1">############# <text:s text:c="146"/></text:p>
      <text:p text:style-name="P1">una volta che hai i campioni, quello che potresti fare e' la tabella di efficienze dello scenario Tight+Tight. <text:s text:c="132"/></text:p>
      <text:p text:style-name="P1">Io non vi ho fatto vedere ancora quella Loose+Tight, la metto nella nota. <text:s text:c="86"/></text:p>
      <text:p text:style-name="P1">Per ogni campione basta ricompilare e girare una macro con root, che trovi qui: ~salvati/scratch0/VecBosApp/macro/PFTauScenariosEfficiency.C (e pure il .h) <text:s text:c="145"/></text:p>
      <text:p text:style-name="P1"><text:s text:c="160"/></text:p>
      <text:p text:style-name="P1">occhio a due cose: <text:s text:c="141"/></text:p>
      <text:p text:style-name="P1">--per il segnale uso i truth-matched taus, per il fondo no (e' scritto nella macro) <text:s text:c="76"/></text:p>
      <text:p text:style-name="P1">--la prima volta (cioe' sul primo sample che usi) che giri la macro devi cambiare questa riga: <text:s text:c="65"/></text:p>
      <text:p text:style-name="P1"><text:s text:c="3"/>Nout.open("GoodScenariosEfficiencyTablePt5.txt",fstream::app); <text:s text:c="94"/></text:p>
      <text:p text:style-name="P1">in <text:s text:c="157"/></text:p>
      <text:p text:style-name="P1"><text:s text:c="3"/>Nout.open("GoodScenariosEfficiencyTablePt5.txt"); <text:s/></text:p>
      <text:p text:style-name="P1">dopodiche' ripristini la riga originale. <text:s text:c="279"/></text:p>
      <text:p text:style-name="P1">puoi girarla in interattivo, tanto ci mette pochi minuti per ogni sample. <text:s text:c="86"/></text:p>
      <text:p text:style-name="P1"><text:s text:c="160"/></text:p>
      <text:p text:style-name="P1">########## <text:s text:c="149"/></text:p>
      <text:p text:style-name="P1">plot di MR, R, etc.... <text:s text:c="137"/></text:p>
      <text:p text:style-name="P1">qui trovi tutte le macro che ho usato per fare i vari plot di R,MR, 2D, etc <text:s text:c="84"/></text:p>
      <text:p text:style-name="P1">~salvati/public/SUSY/RazorMacros/</text:p>
      <text:p text:style-name="P1">la macro RazorPlots.C <text:s text:c="138"/></text:p>
      <text:p text:style-name="P1">e' quella di partenza. Tutte le altre sono derivate da lei (che pero' tengono conto <text:s text:c="76"/></text:p>
      <text:p text:style-name="P1">dei pesi per avere luminosita' di 30 pb-1)</text:p>
      <text:p text:style-name="P1"/>
      <text:p text:style-name="P1"/>
      <text:p text:style-name="P1"/>
      <text:p text:style-name="P1"/>
      <text:p text:style-name="P1"/>
      <text:p text:style-name="P1"/>
      <text:p text:style-name="P1">Tue, 26 Oct 2010 23:55:16 +0200 <text:s text:c="122"/></text:p>
      <text:p text:style-name="P1">From: Emmanuele Salvati &lt;Emmanuele.Salvati@cern.ch&gt; <text:s text:c="108"/></text:p>
      <text:p text:style-name="P1">To: Maurizio Pierini &lt;maurizio.pierini@cern.ch&gt;, Virginia Azzolini &lt;azzolini@mail.cern.ch&gt; <text:s text:c="69"/></text:p>
      <text:p text:style-name="P1">Subject: Un po' di domande <text:s text:c="133"/></text:p>
      <text:p text:style-name="P1"><text:s text:c="160"/></text:p>
      <text:p text:style-name="P1">Ciao, <text:s text:c="154"/></text:p>
      <text:p text:style-name="P1"><text:s text:c="4"/>Io sto lavorando sulla nota, ho ancora un bel po' da scrivere. Quando ho finito vi faccio sapere. <text:s text:c="58"/></text:p>
      <text:p text:style-name="P1">Nel frattempo, ci sono un paio di open loops che secondo me e' meglio sbrigare/chiarire subito, se no <text:s text:c="58"/></text:p>
      <text:p text:style-name="P1">ce li trasciniamo. <text:s text:c="141"/></text:p>
      <text:p text:style-name="P1"><text:s text:c="160"/></text:p>
      <text:p text:style-name="P1">-- innanzitutto, il veto sugli elettroni. Credo che dobbiamo rigirare la ricostruzione <text:s text:c="73"/></text:p>
      <text:p text:style-name="P1">su crab, perch? bisognerebbe aggiungere il selettore AgainstElectrons (o come si chiama) ed <text:s text:c="68"/></text:p>
      <text:p text:style-name="P1">anche un'altra variabile nelle ntuple. Magari potrei farlo io a tempo perso, se concordate che bisogna <text:s text:c="57"/></text:p>
      <text:p text:style-name="P1">farlo al pi? Presto.</text:p>
      <text:p text:style-name="P1">[M]:irei che serve, perche' altrimenti siamo monchi sul lepton veto</text:p>
      <text:p text:style-name="P1"/>
      <text:p text:style-name="P1"/>
      <text:p text:style-name="P1">-- Chiarimento: Il selettore Loose, LeadTrkFinding. <text:s text:c="108"/></text:p>
      <text:p text:style-name="P1">In realt?, quando facciamo la basic tau selection (rubata ai Trileptoni, aka RA7), noi richiediamo <text:s text:c="61"/></text:p>
      <text:p text:style-name="P1">che un tau sia anche LeadTrkPt, che e' piu' tight del LeadTrkFinding. <text:s text:c="90"/></text:p>
      <text:p text:style-name="P1">Per cui, quando definiamo il Loose Scenario (Loose+Tight), il nostro tau Loose e' in realt? un LeadTrkPt, <text:s text:c="54"/></text:p>
      <text:p text:style-name="P1">non LeadTrkFinding. <text:s text:c="140"/></text:p>
      <text:p text:style-name="P1">Anche se credo che alla fine faremo Tight+Tight <text:s/></text:p>
      <text:p text:style-name="P1">[m]:Vediamo come va lo studio di Virginia, ma non mi pare un grosso problema. <text:s/>Fino a che diciamo cosa facciamo e lo facciamo bene direi che non ci sono problemi <text:s/>Basta che smettiamo di dire che usiamo LeadTrkFinding</text:p>
      <text:p text:style-name="P1"/>
      <text:p text:style-name="P1"><text:s text:c="111"/></text:p>
      <text:p text:style-name="P1"><text:s text:c="160"/></text:p>
      <text:p text:style-name="P1">-- Le nostre efficienze di selezione sul segnale sono soltanto sui tau truth-matched (Table 1 nella nota). <text:s text:c="53"/></text:p>
      <text:p text:style-name="P1">Visto che abbiamo fake (cioe' jet ricostruiti come tau) anche nel segnale, non sarebbe il caso di mettere una <text:s text:c="50"/></text:p>
      <text:p text:style-name="P1">tabella di quanti fake per evento abbiamo sul segnale e sui vari fondi non-QCD ? <text:s text:c="79"/></text:p>
      <text:p text:style-name="P1">[M]:questo e' un numero importante . In realta' il punto sui fake e' un punto delicato perche' se vedi un eccesso e dici <text:s text:c="63"/>"questi sono tau" poi devi stare attento perche' se sei dominato da fake stai dando una <text:s text:c="72"/></text:p>
      <text:p text:style-name="P1">caratterizzazione sbagliata del modello di SUSY che hai (non) visto. Che poi e' lo stesso <text:s text:c="70"/></text:p>
      <text:p text:style-name="P1">motivo per cui tight-tight sembra la soluzione migliore. <text:s text:c="103"/></text:p>
      <text:p text:style-name="P1">Per la tabella, io semplicemente farei la tabella senza truth match e metterei il truth matching <text:s text:c="63"/></text:p>
      <text:p text:style-name="P1">alla fine, per far vedere quanto fa <text:s text:c="7"/></text:p>
      <text:p text:style-name="P1"/>
      <text:p text:style-name="P1"/>
      <text:p text:style-name="P1"/>
      <text:p text:style-name="P1"><text:s text:c="153"/></text:p>
      <text:p text:style-name="P1">-- Una cosa che mi turba: <text:s text:c="134"/></text:p>
      <text:p text:style-name="P1">dopo tutto lo sforzo per ricostruire e selezionare PFTau, <text:s text:c="102"/></text:p>
      <text:p text:style-name="P1">se noi non facessimo un taglio piu' loose sul Razor, avremmo praticamente la stessa analisi di Chris ? <text:s text:c="57"/></text:p>
      <text:p text:style-name="P1">Possibile che MR sia tale che o mettiamo due jet, o mettiamo due tau (ok, ~= due jet) non ci cambia niente ? <text:s text:c="51"/></text:p>
      <text:p text:style-name="P1">Non potremmo quantificare questa cosa? Che so, fare un paragone con gli eventi di fondo di Chris per i vari <text:s text:c="52"/></text:p>
      <text:p text:style-name="P1">tagli su R ed i vari sample ? Oppure, vedere come cambia MR (o il numero di eventi di fondo) se tagliamo <text:s text:c="55"/></text:p>
      <text:p text:style-name="P1"><text:soft-page-break/>brutalmente sul Pt dei tau ?</text:p>
      <text:p text:style-name="P1">[M]: Non e' la stessa cosa. I bkg sono diversi, il veto dei leptoni e' diverso etc etc <text:s text:c="78"/></text:p>
      <text:p text:style-name="P1">MR e' ~ la stessa, non identica. Il vero problema e' che avresti due analisi sensibili agli stessi modelli, <text:s text:c="52"/></text:p>
      <text:p text:style-name="P1">mentre quello che vorremmo e' estendere la sensibilita' di MR con un'analisi che guardi ai tau <text:s text:c="65"/></text:p>
      <text:p text:style-name="P1">la' dove l'analisi adronica non riesce ad andare</text:p>
      <text:p text:style-name="P1"/>
      <text:p text:style-name="P1"/>
      <text:p text:style-name="P1"/>
      <text:p text:style-name="P1"/>
      <text:p text:style-name="P1"/>
      <text:p text:style-name="P1"/>
      <text:p text:style-name="P1"/>
      <text:p text:style-name="P1">Talk cornell:http://home.fnal.gov/~salvati/talks/Cornell_21Oct2010.pdf</text:p>
      <text:p text:style-name="P1"/>
      <text:p text:style-name="P1">mi hanno abbastanza fatto il... <text:s text:c="128"/></text:p>
      <text:p text:style-name="P1">&gt; 1. che trigger usiamo ? Razor... ma che trigger e' ? </text:p>
      <text:p text:style-name="P1">lo stiamo scrivendo... Lorenzo era al talk di TSG Il trigger e' approvato <text:s text:c="136"/></text:p>
      <text:p text:style-name="P1"><text:s text:c="160"/></text:p>
      <text:p text:style-name="P1">&gt; 2. che e' MR ? in particolare, che relazione c'e' tra MR e il Pt dei tau ? nessuna. MR e' una variabile legata alle particelle che produci, non <text:s text:c="91"/></text:p>
      <text:p text:style-name="P1">a quelle in cui queste decadono <text:s text:c="128"/></text:p>
      <text:p text:style-name="P1"><text:s text:c="160"/></text:p>
      <text:p text:style-name="P1">&gt; 3. relazione tra HT e MR ? <text:s/></text:p>
      <text:p text:style-name="P1">puoi farti il plot di correlazione. Non sono la stessa cosa <text:s text:c="100"/></text:p>
      <text:p text:style-name="P1"><text:s text:c="160"/></text:p>
      <text:p text:style-name="P1">&gt; 4. qual e' l'errore sull'efficienza dei TaNC ? </text:p>
      <text:p text:style-name="P1">boh <text:s text:c="156"/></text:p>
      <text:p text:style-name="P1"><text:s text:c="160"/></text:p>
      <text:p text:style-name="P1">&gt; 5. quanti eventi di segnale ci aspettiamo ? e vabbe', signora, ancora non l'ho fatto... <text:s text:c="70"/></text:p>
      <text:p text:style-name="P1">ok</text:p>
      <text:p text:style-name="P1">Chris (32-4-A02) )</text:p>
      <text:p text:style-name="P1"/>
      <text:p text:style-name="P1"/>
      <text:p text:style-name="P1"/>
      <text:p text:style-name="P1"/>
      <text:p text:style-name="P1"/>
      <text:p text:style-name="P1">Wed, 20 Oct 2010 11:10:29 -0400 <text:s text:c="122"/></text:p>
      <text:p text:style-name="P1">From: Emmanuele Salvati &lt;es575@cornell.edu&gt; <text:s text:c="116"/></text:p>
      <text:p text:style-name="P1">To: Maurizio Pierini &lt;maurizio.pierini@cern.ch&gt;, Virginia Azzolini &lt;azzolini@mail.cern.ch&gt; <text:s text:c="69"/></text:p>
      <text:p text:style-name="P1">Subject: il codice <text:s text:c="141"/></text:p>
      <text:p text:style-name="P1"><text:s text:c="160"/></text:p>
      <text:p text:style-name="P1">Ciao, e' qui: <text:s text:c="148"/></text:p>
      <text:p text:style-name="P1">~salvati/scratch0/VecBosApp/ <text:s text:c="2"/></text:p>
      <text:p text:style-name="P1">in particolare: <text:s text:c="144"/></text:p>
      <text:p text:style-name="P1">~salvati/scratch0/VecBosApp/src/SUSYTau.cc</text:p>
      <text:p text:style-name="P1"/>
      <text:p text:style-name="P1"/>
      <text:p text:style-name="P1"/>
      <text:p text:style-name="P1"/>
      <text:p text:style-name="P1"/>
      <text:p text:style-name="P1">Wed, 20 Oct 2010 01:24:18 +0200 <text:s text:c="122"/></text:p>
      <text:p text:style-name="P1">From: Emmanuele Salvati &lt;Emmanuele.Salvati@cern.ch&gt; <text:s text:c="108"/></text:p>
      <text:p text:style-name="P1">To: Maurizio Pierini &lt;maurizio.pierini@cern.ch&gt; <text:s text:c="112"/></text:p>
      <text:p text:style-name="P1">Cc: Virginia Azzolini &lt;azzolini@mail.cern.ch&gt; <text:s text:c="114"/></text:p>
      <text:p text:style-name="P1">Subject: Re: Un po' di plot <text:s text:c="132"/></text:p>
      <text:p text:style-name="P1"><text:s text:c="160"/></text:p>
      <text:p text:style-name="P1">Allora, </text:p>
      <text:p text:style-name="P1">&gt; - dobbiamo fare i plot di MR per diversi tagli su R (&gt;0.1, &gt; 0.2, etc etc) <text:s text:c="243"/>assumendo che i conti che vi ho mandato prima siano corretti, <text:s text:c="94"/></text:p>
      <text:p text:style-name="P1">questi sono i plot di R per i vari contributi (scalati a 30 pb-1) della QCD e per la somma pesata: <text:s text:c="61"/></text:p>
      <text:p text:style-name="P1">(notate la scala verticale) <text:s text:c="132"/></text:p>
      <text:p text:style-name="P1"><text:s text:c="160"/></text:p>
      <text:p text:style-name="P1">http://cmsdoc.cern.ch/~salvati/SUSYTau/Razor/Razor_QCD_Pt100to250_30pb.eps <text:s text:c="85"/></text:p>
      <text:p text:style-name="P1">http://cmsdoc.cern.ch/~salvati/SUSYTau/Razor/Razor_QCD_Pt250to500_30pb.eps <text:s text:c="85"/></text:p>
      <text:p text:style-name="P1">http://cmsdoc.cern.ch/~salvati/SUSYTau/Razor/Razor_QCD_Pt500to1000_30pb.eps <text:s text:c="84"/></text:p>
      <text:p text:style-name="P1">http://cmsdoc.cern.ch/~salvati/SUSYTau/Razor/Razor_QCD_Pt1000toInf_30pb.eps <text:s text:c="84"/></text:p>
      <text:p text:style-name="P1">http://cmsdoc.cern.ch/~salvati/SUSYTau/Razor/Razor_QCD_Total_30pb.eps <text:s text:c="90"/></text:p>
      <text:p text:style-name="P1"><text:s text:c="160"/></text:p>
      <text:p text:style-name="P1">qui invece ho fatto MR, mettendo insieme tutti i contributi pesati di QCD, dove la curva <text:s text:c="71"/></text:p>
      <text:p text:style-name="P1">nera e' senza taglio in R, le altre curve hanno i vari tagli in R: <text:s text:c="93"/></text:p>
      <text:p text:style-name="P1">http://cmsdoc.cern.ch/~salvati/SUSYTau/MR/MR_QCD_Total_30pb_Rcuts.eps <text:s text:c="90"/></text:p>
      <text:p text:style-name="P1">[M]:vedi che se tagli a 400 GeV e metti un taglio moderato su R (&gt;0.2) hai buttato giu' la QCD di ~ 5 ordini di grandezza. Non male, eh? <text:s text:c="4"/></text:p>
      <text:p text:style-name="P1"/>
      <text:p text:style-name="P1"/>
      <text:p text:style-name="P1">poi faro' il plot 2D <text:s text:c="139"/></text:p>
      <text:p text:style-name="P1"><text:s text:c="160"/></text:p>
      <text:p text:style-name="P1">&gt; Serve avere una tabella di expected events (bkg by bkg) per </text:p>
      <text:p text:style-name="P1">queste sono le stime solo per la QCD, domani vedo gli altrij fondi <text:s text:c="93"/></text:p>
      <text:p text:style-name="P1">MR&gt;400 &amp;&amp; R&gt;0.1: 1261.95 <text:s text:c="135"/></text:p>
      <text:p text:style-name="P1"><text:soft-page-break/>MR&gt;400 &amp;&amp; R&gt;0.2: 122.017 <text:s text:c="135"/></text:p>
      <text:p text:style-name="P1">MR&gt;400 &amp;&amp; R&gt;0.3: 7.0211 <text:s text:c="136"/></text:p>
      <text:p text:style-name="P1">MR&gt;400 &amp;&amp; R&gt;0.4: 0.3318</text:p>
      <text:p text:style-name="P1">sembrano sensati ? <text:s text:c="161"/></text:p>
      <text:p text:style-name="P1">&gt; stessa cosa per i segnali, ma meno high priority</text:p>
      <text:p text:style-name="P1">dopodiche' rifaro' l'esercizio per il segnale. </text:p>
      <text:p text:style-name="P1"/>
      <text:p text:style-name="P1">[M]:emanuele aveva scritto qualcosa in VecbosApp che <text:s/>lo faceva per te, tenendo in conto il numero di eventi che hai nelle ntuple (che e' il numero giusto, perche' qualche job puo' essere morto) Sta dentro macros/ credo <text:s/></text:p>
      <text:p text:style-name="P1"/>
      <text:p text:style-name="P1">[E]:beh, io faccio lo stesso. In macro/weights.cc c'e' la macro con il numero di eventi e la sezione d'urto per i sample che usiamo noi. Per non sbagliare io ogni volta che processo controllo il numero di eventi su cui ho effettivamente girato (cosi' mi metto al riparo dal fatto che questo possa essere diverso da quello di DBS per <text:s/>eventuali fallimenti dei job di crab o di LSF nell'analisi successiva). <text:s text:c="88"/></text:p>
      <text:p text:style-name="P1">Questo lo faccio con la macro: </text:p>
      <text:p text:style-name="P1">macro/VecbosEventCounter.cc </text:p>
      <text:p text:style-name="P1">ma per usarla dovete aver usato il fantastico tool di CommonTools/src/Counters.cc...</text:p>
      <text:p text:style-name="P1">Comunque il numero di eventi che stanno in weights.cc dovrebbero essere TUTTI quelli che stanno su castor per i relativi campioni.</text:p>
      <text:p text:style-name="P1"/>
      <text:p text:style-name="P1"/>
      <text:p text:style-name="P1"/>
      <text:p text:style-name="P1"/>
      <text:p text:style-name="P1"/>
      <text:p text:style-name="P1"/>
      <text:p text:style-name="P1">19 Oct 2010 22:37:02 +0200 <text:s text:c="122"/></text:p>
      <text:p text:style-name="P1">From: Emmanuele Salvati &lt;Emmanuele.Salvati@cern.ch&gt; <text:s text:c="108"/></text:p>
      <text:p text:style-name="P1">To: Maurizio Pierini &lt;maurizio.pierini@cern.ch&gt; <text:s text:c="112"/></text:p>
      <text:p text:style-name="P1">Cc: Virginia Azzolini &lt;azzolini@mail.cern.ch&gt; <text:s text:c="114"/></text:p>
      <text:p text:style-name="P1">Subject: Re: Un po' di plot <text:s text:c="132"/></text:p>
      <text:p text:style-name="P1"><text:s text:c="160"/></text:p>
      <text:p text:style-name="P1">Ciao, <text:s text:c="154"/></text:p>
      <text:p text:style-name="P1"><text:s text:c="4"/>Quando avevo girato i vari job su crab, mi ero segnato <text:s text:c="101"/></text:p>
      <text:p text:style-name="P1">i vari numeri: N eventi, cross section, e possibili filter efficiency <text:s text:c="90"/></text:p>
      <text:p text:style-name="P1">per ogni sample. <text:s text:c="143"/></text:p>
      <text:p text:style-name="P1"><text:s text:c="160"/></text:p>
      <text:p text:style-name="P1">Prendo il numero di eventi dei vari sample dalla pagina web <text:s text:c="100"/></text:p>
      <text:p text:style-name="P1"><text:s text:c="160"/></text:p>
      <text:p text:style-name="P1">Pt100to250 = 10,875,132 <text:s text:c="136"/></text:p>
      <text:p text:style-name="P1">Pt250to500 = <text:s/>4,913,036 <text:s text:c="136"/></text:p>
      <text:p text:style-name="P1">Pt500to1000 = 4,234,762 <text:s text:c="136"/></text:p>
      <text:p text:style-name="P1">Pt1000toInf = 1,661,261 <text:s text:c="136"/></text:p>
      <text:p text:style-name="P1"><text:s text:c="160"/></text:p>
      <text:p text:style-name="P1">e cross section in pb <text:s text:c="138"/></text:p>
      <text:p text:style-name="P1"><text:s text:c="160"/></text:p>
      <text:p text:style-name="P1">Pt100to250 = 7,000,000 <text:s text:c="137"/></text:p>
      <text:p text:style-name="P1">Pt250to500 = 171,000 <text:s text:c="139"/></text:p>
      <text:p text:style-name="P1">Pt500to1000 = 5,200 <text:s text:c="140"/></text:p>
      <text:p text:style-name="P1">Pt1000toInf = 83 <text:s text:c="143"/></text:p>
      <text:p text:style-name="P1"><text:s text:c="160"/></text:p>
      <text:p text:style-name="P1">Calcolando la luminosita' equivalente come L = N/sigma <text:s text:c="105"/></text:p>
      <text:p text:style-name="P1">ottengo i seguenti valori per la QCD, in pb-1 <text:s text:c="114"/></text:p>
      <text:p text:style-name="P1"><text:s text:c="160"/></text:p>
      <text:p text:style-name="P1">Pt100to250 = 1.55 <text:s text:c="142"/></text:p>
      <text:p text:style-name="P1">Pt250to500 = 28.73 <text:s text:c="141"/></text:p>
      <text:p text:style-name="P1">Pt500to1000 = 814.38 <text:s text:c="139"/></text:p>
      <text:p text:style-name="P1">Pt1000toInf = 20015.19 <text:s text:c="137"/></text:p>
      <text:p text:style-name="P1"><text:s text:c="160"/></text:p>
      <text:p text:style-name="P1">sembrano numeri verosimili ?</text:p>
      <text:p text:style-name="P1">[M]:si, molto.... Che luminosita' hai assunto?</text:p>
      <text:p text:style-name="P1">[E]: 30pb-1</text:p>
      <text:p text:style-name="P1"/>
      <text:p text:style-name="P1"/>
      <text:p text:style-name="P1"/>
      <text:p text:style-name="P1"/>
      <text:p text:style-name="P1">9 Oct 2010 20:19:20 +0200 <text:s text:c="122"/></text:p>
      <text:p text:style-name="P1">From: Emmanuele Salvati &lt;Emmanuele.Salvati@cern.ch&gt; <text:s text:c="108"/></text:p>
      <text:p text:style-name="P1">To: Maurizio Pierini &lt;maurizio.pierini@cern.ch&gt; <text:s text:c="112"/></text:p>
      <text:p text:style-name="P1">Cc: Virginia Azzolini &lt;azzolini@mail.cern.ch&gt; <text:s text:c="114"/></text:p>
      <text:p text:style-name="P1"><text:s text:c="276"/></text:p>
      <text:p text:style-name="P1">http://home.fnal.gov/~salvati/talks/Cornell_21Oct2010.pdf <text:s text:c="102"/></text:p>
      <text:p text:style-name="P1"><text:s text:c="160"/></text:p>
      <text:p text:style-name="P1">Manca: <text:s text:c="313"/></text:p>
      <text:p text:style-name="P1">-- plot di Buras <text:s text:c="147"/></text:p>
      <text:p text:style-name="P1">-- definizioni di MR, R </text:p>
      <text:p text:style-name="P1">-- plot di R v MR</text:p>
      <text:p text:style-name="P1">-- per lo yield aspettato dei vari fondi, basta richiedere quei tagli in R ed MR? Ma poi in realta' come faremo ? Cut &amp; count e poi bkg subtraction ? Cioe', dopo tutti i fit di BaBar, famo a occhio? :-) <text:s/>(beh, oddio, non sapendo come sia fatto il segnale...) <text:s text:c="105"/></text:p>
      <text:p text:style-name="P1"><text:s/></text:p>
      <text:p text:style-name="P1"/>
      <text:p text:style-name="P1"/>
      <text:p text:style-name="P1"><text:soft-page-break/></text:p>
      <text:p text:style-name="P1"/>
      <text:p text:style-name="P1"/>
      <text:p text:style-name="P1"/>
      <text:p text:style-name="P1"/>
      <text:p text:style-name="P1">17 Oct 2010 16:40:45 +0200 <text:s text:c="122"/></text:p>
      <text:p text:style-name="P1">From: Emmanuele Salvati &lt;emmanuele.salvati@cern.ch&gt; <text:s text:c="108"/></text:p>
      <text:p text:style-name="P1">To: Maurizio Pierini &lt;maurizio.pierini@cern.ch&gt; <text:s text:c="112"/></text:p>
      <text:p text:style-name="P1">Cc: Virginia Azzolini &lt;azzolini@mail.cern.ch&gt; <text:s text:c="114"/></text:p>
      <text:p text:style-name="P1">Subject: Un po' di plot <text:s text:c="136"/></text:p>
      <text:p text:style-name="P1"><text:s text:c="117"/></text:p>
      <text:p text:style-name="P1"><text:s text:c="160"/></text:p>
      <text:p text:style-name="P1">Ciao,?? ?Ho fatto un po' di plot per i vari sample di segnale e di fondo. In realta' sto ancora lavorando sul segnale -- sono arrivato a LM6 per il momento, <text:s/>a mano a mano ce li aggiungo --?ma i fondi ci sono tutti.</text:p>
      <text:p text:style-name="P1">I tagli inclusi sono quelli generici (Pt&gt;5, eta&lt;1.7 per i jet, etc.), in piu' ho richiesto lo scenario Tight (TaNC 0.1% + Lead).</text:p>
      <text:p text:style-name="P1"/>
      <text:p text:style-name="P1">Ci sono plot 1D e 2D. Organizzati in folder, a seconda delle variabili del plot. Dentro ogni folder ci sono i vari sample. I nomi sono ovvi. <text:s text:c="107"/></text:p>
      <text:p text:style-name="P1"><text:s/></text:p>
      <text:p text:style-name="P1">Sono tutti qui: http://cmsdoc.cern.ch/~salvati/SUSYTau/ <text:s text:c="3"/></text:p>
      <text:p text:style-name="P1">I nomi tipo R_MR sono 2D: R vs MR, etc. </text:p>
      <text:p text:style-name="P1">Da un primo sguardo: <text:s text:c="139"/></text:p>
      <text:p text:style-name="P1">-- I fondi mi sembrano consistenti con quelli di Chris <text:s text:c="105"/></text:p>
      <text:p text:style-name="P1">-- Lo strano picco di cui parlavamo corrisponde, appunto, a bassi valori di HT, <text:s/>per esempio potete vederlo in MR vs HT per LM3: <text:s text:c="112"/></text:p>
      <text:p text:style-name="P1">http://cmsdoc.cern.ch/~salvati/SUSYTau/MR_HT/MR_HT_LM3.eps </text:p>
      <text:p text:style-name="P1"/>
      <text:p text:style-name="P1">[M]:</text:p>
      <text:p text:style-name="P1">- e' ora di mettere la QCD in un solo plot. Calcola i pesi come 1/Lumi equivalente * tua lumi (prendi 30 pb-1 come reference) e vediamo che succede </text:p>
      <text:p text:style-name="P1">- dobbiamo fare i plot di MR per diversi tagli su R (&gt;0.1, &gt; 0.2, etc etc) <text:s/></text:p>
      <text:p text:style-name="P1"><text:s text:c="3"/>Guarda qua <text:s text:c="147"/></text:p>
      <text:p text:style-name="P1"><text:s/>http://indico.cern.ch/getFile.py/access?contribId=1&amp;resId=1&amp;materialId=0&amp;confId=99188 parlo dei plot a pagina 6</text:p>
      <text:p text:style-name="P1">stessa cosa per i segnali, ma meno high priority </text:p>
      <text:p text:style-name="P1">Serve avere una tabella di expected events (bkg by bkg) per <text:s text:c="183"/></text:p>
      <text:p text:style-name="P1">- R&gt; 0.1 MT &gt; 400 GeV <text:s text:c="138"/></text:p>
      <text:p text:style-name="P1">- R&gt; 0.2 MT &gt; 400 GeV <text:s text:c="138"/></text:p>
      <text:p text:style-name="P1">- R&gt; 0.3 MT &gt; 400 GeV <text:s text:c="138"/></text:p>
      <text:p text:style-name="P1">- R&gt; 0.4 MT &gt; 400 GeV </text:p>
      <text:p text:style-name="P1"/>
      <text:p text:style-name="P1"/>
      <text:p text:style-name="P1"/>
      <text:p text:style-name="P1"/>
      <text:p text:style-name="P1"/>
      <text:p text:style-name="P1"/>
      <text:p text:style-name="P1"/>
      <text:p text:style-name="P1">Date: Thu, 14 Oct 2010 17:10:35 +0200 <text:s text:c="122"/></text:p>
      <text:p text:style-name="P1">From: Emmanuele Salvati &lt;emmanuele.salvati@cern.ch&gt; <text:s text:c="108"/></text:p>
      <text:p text:style-name="P1">To: Maurizio Pierini &lt;maurizio.pierini@cern.ch&gt; <text:s text:c="112"/></text:p>
      <text:p text:style-name="P1">Cc: Virginia Azzolini &lt;azzolini@mail.cern.ch&gt; <text:s text:c="114"/></text:p>
      <text:p text:style-name="P1">Subject: MR and R <text:s text:c="142"/></text:p>
      <text:p text:style-name="P1"><text:s text:c="160"/></text:p>
      <text:p text:style-name="P1">Ciao, <text:s text:c="154"/></text:p>
      <text:p text:style-name="P1"><text:s text:c="4"/>ecco i primi due plot, per un sample di LM3: <text:s text:c="111"/></text:p>
      <text:p text:style-name="P1">~salvati/public/SUSY/Plots/MR_LM3.eps <text:s text:c="122"/></text:p>
      <text:p text:style-name="P1">~salvati/public/SUSY/Plots/R_LM3.eps <text:s text:c="123"/></text:p>
      <text:p text:style-name="P1">il primo e' fatto con taglio R&gt;0.1 <text:s text:c="125"/></text:p>
      <text:p text:style-name="P1">Non so cosa sia quel primo picco.</text:p>
      <text:p text:style-name="P1"/>
      <text:p text:style-name="P1">{M}:fai un plot 2D. <text:s text:c="2"/>quel picchetto a bassi valori di MR se ne dovrebbe andare se tagli su R. <text:s/>Dal 2D si vede <text:s text:c="110"/></text:p>
      <text:p text:style-name="P1">Fatto questo, passiamo ai bkg <text:s text:c="2"/></text:p>
      <text:p text:style-name="P1"/>
      <text:p text:style-name="P1">[E]:non voglio portare rogna, ma quel picchetto non sembra andare via, mi sa che tocca capire cos'e'. <text:s text:c="67"/></text:p>
      <text:p text:style-name="P1">public/SUSY/Plots/R_MR_LM3.eps <text:s text:c="100"/></text:p>
      <text:p text:style-name="P1">ah, ho usato lo scenario Tight-Loose. <text:s text:c="122"/></text:p>
      <text:p text:style-name="P1">e ho usato il TaNC ed il Lead tali che la somma dei <text:s/>rispettivi TaNC sia massima. <text:s text:c="131"/></text:p>
      <text:p text:style-name="P1">(ci sono anche alcuni casi in cui il Lead abbia TaNC = -2, che e' il valore di default quando non passa un selettore TaNC)</text:p>
      <text:p text:style-name="P1">Mo giro tutti i sample di segnale. Spero di non aver messo cavolate <text:s/>nel codice. <text:s text:c="12"/></text:p>
      <text:p text:style-name="P1"/>
      <text:p text:style-name="P1">[M]:prova con : <text:s text:c="2"/>pT(DiTau) vs Mr <text:s text:c="4"/>pT(tau1) vs Mr <text:s text:c="10"/>pT(tau2) vs Mr <text:s text:c="97"/></text:p>
      <text:p text:style-name="P1">comunque non e' un gran problema </text:p>
      <text:p text:style-name="P1"/>
      <text:p text:style-name="P1">[E]:guarda, nella mia enorme ignoranza in trigger (lo ammetto, <text:s/>non ci capisco ancora niente), <text:s text:c="82"/>ho richiesto HLT_HT200==1, <text:s/>ecco MR: <text:s text:c="311"/></text:p>
      <text:p text:style-name="P1">~salvati/public/SUSY/Plots/MR_LM3_HT200.eps <text:s text:c="116"/></text:p>
      <text:p text:style-name="P1">~salvati/public/SUSY/Plots/R_MR_LM3_HT200.eps <text:s text:c="211"/></text:p>
      <text:p text:style-name="P1">il picco e' sparito . ah, nota, nei plot di prima avevo dimenticato di richiedere che l'evento passasse la selezione Tight-Loose, <text:s text:c="97"/>ma non era quello che determinava il picco</text:p>
      <text:p text:style-name="P1"/>
      <text:p text:style-name="P1">[M]:direi che quindi il problema e' con eventi con un jet solo che e' allo stesso tempo il tau. Fai una cosa, guarda MR vs numero dei jet <text:s text:c="150"/></text:p>
      <text:p text:style-name="P1">stiamo mettendo dentro un trigger di R</text:p>
      <text:p text:style-name="P1"><text:soft-page-break/>Chris vedeva una cosa simile all'inizio, comunque Stai beccando merda che non riusciresti a triggerare...</text:p>
      <text:p text:style-name="P1"/>
      <text:p text:style-name="P1">-------------------------------Sept 2010 -------------------------------------------</text:p>
      <text:p text:style-name="P1"/>
      <text:p text:style-name="P1">Maurizio Pierini has uploaded a first draft of the analysis note with: </text:p>
      <text:p text:style-name="P1"><text:s text:c="2"/>number: CMS AN-2010/287 </text:p>
      <text:p text:style-name="P1"><text:s text:c="2"/>title: Search for SUSY Particles in Ditau Events using MR in CMS 7 TeV data </text:p>
      <text:p text:style-name="P1">You may view the uploaded draft at the link below <text:s text:c="246"/>http://cms.cern.ch:80/iCMS/jsp/openfile.jsp?tp=draft&amp;files=AN2010_287_v1.pdf <text:s text:c="154"/></text:p>
      <text:p text:style-name="P1"/>
      <text:p text:style-name="P1">l'howto e' qua </text:p>
      <text:p text:style-name="P1">https://twiki.cern.ch/twiki/bin/view/Main/HowtoNotesInCMS <text:s text:c="2"/></text:p>
      <text:p text:style-name="P1">voi dovete prendere "notes" e non "papers" <text:s/>il numero della nota e' <text:s text:c="5"/>AN-10-287 <text:s text:c="5"/></text:p>
      <text:p text:style-name="P1"/>
      <text:p text:style-name="P1"/>
      <text:p text:style-name="P1">non mi fa committare, ho fatto: <text:s text:c="3"/>eval `notes/tdr runtime -csh` <text:s/></text:p>
      <text:p text:style-name="P1">poi ho cambiato selection.tex <text:s/>e poi ho provato a committare, ma: <text:s/></text:p>
      <text:p text:style-name="P1">~/scratch0/Notes/notes/AN-10-287/trunk $ svn ci <text:s text:c="100"/></text:p>
      <text:p text:style-name="P1">svn: Commit failed (details follow): <text:s text:c="111"/></text:p>
      <text:p text:style-name="P1">svn: Authorization failed <text:s text:c="122"/></text:p>
      <text:p text:style-name="P1">svn: Your commit message was left in a temporary file: <text:s text:c="93"/></text:p>
      <text:p text:style-name="P1">svn: <text:s text:c="3"/>'/afs/cern.ch/user/s/salvati/scratch0/Notes/notes/AN-10-287/svn-commit.tmp' <text:s text:c="64"/></text:p>
      <text:p text:style-name="P1"><text:s text:c="40"/></text:p>
      <text:p text:style-name="P1"/>
      <text:p text:style-name="P1"/>
      <text:p text:style-name="P1"/>
      <text:p text:style-name="P1"/>
      <text:p text:style-name="P1"/>
      <text:p text:style-name="P1"/>
      <text:p text:style-name="P1">Date: Wed, 29 Sep 2010 23:08:07 +0200 <text:s text:c="110"/></text:p>
      <text:p text:style-name="P1">From: Emmanuele Salvati &lt;Emmanuele.Salvati@cern.ch&gt; <text:s text:c="96"/></text:p>
      <text:p text:style-name="P1">To: Maurizio Pierini &lt;maurizio.pierini@cern.ch&gt; <text:s text:c="100"/></text:p>
      <text:p text:style-name="P1">Cc: Virginia Azzolini &lt;azzolini@mail.cern.ch&gt; <text:s text:c="102"/></text:p>
      <text:p text:style-name="P1">Subject: Re: Efficienze selezione <text:s text:c="114"/></text:p>
      <text:p text:style-name="P1"><text:s text:c="148"/></text:p>
      <text:p text:style-name="P1">Ciao, <text:s text:c="142"/></text:p>
      <text:p text:style-name="P1"><text:s text:c="148"/></text:p>
      <text:p text:style-name="P1">Ho fatto la tabella, per il segnale, in cui ho richiesto Pt &gt; 5 GeV ai tau <text:s text:c="73"/></text:p>
      <text:p text:style-name="P1">gen al denominatore. <text:s text:c="127"/></text:p>
      <text:p text:style-name="P1">Non mi sembra sia cambiato un granche': <text:s text:c="108"/></text:p>
      <text:p text:style-name="P1"><text:s text:c="148"/></text:p>
      <text:p text:style-name="P1">~salvati/public/SUSY/GoodScenariosEfficiencyTablePt5.txt <text:s text:c="91"/></text:p>
      <text:p text:style-name="P1"><text:s text:c="148"/></text:p>
      <text:p text:style-name="P1">quella dell'altra volta, senza richiesta dei 5 GeV: <text:s text:c="96"/></text:p>
      <text:p text:style-name="P1">~salvati/public/SUSY/GoodScenariosEfficiencyTable.txt </text:p>
      <text:p text:style-name="P1"/>
      <text:p text:style-name="P1"/>
      <text:p text:style-name="P1"/>
      <text:p text:style-name="P1"/>
      <text:p text:style-name="P1">e: Sat, 25 Sep 2010 01:16:19 +0200 <text:s text:c="95"/></text:p>
      <text:p text:style-name="P1">From: Emmanuele Salvati &lt;Emmanuele.Salvati@cern.ch&gt; <text:s/></text:p>
      <text:p text:style-name="P1">To: Maurizio Pierini &lt;maurizio.pierini@cern.ch&gt; <text:s text:c="85"/></text:p>
      <text:p text:style-name="P1">Cc: Virginia Azzolini &lt;azzolini@mail.cern.ch&gt; </text:p>
      <text:p text:style-name="P1">Subject: Re: Efficienze selezione</text:p>
      <text:p text:style-name="P1"><text:s text:c="60"/>---------------------------------------- <text:s text:c="226"/>Ciao, <text:s/>Ci riprovo: <text:s text:c="117"/>~salvati/public/SUSY/GoodScenariosEfficiencyTable.txt <text:s text:c="213"/>Numeratore: </text:p>
      <text:p text:style-name="P1">Le prime due colonne sono il numero di eventi (tra quelli che hanno &gt;=2 tau gen) che hanno due tau truth-matched che superano TaNC+Lead e LeadTrk+Lead, con l'algoritmo che vi ho detto prima. <text:s/>Nelle ultime due colonne stessa cosa ma considero tutti i tau ricostruiti (again, solo per eventi con &gt;=2 tau gen), non soltanto quelli?truth-matched. <text:s text:c="232"/>Denominatore: </text:p>
      <text:p text:style-name="P1">numero di eventi con &gt;=2 tau gen. <text:s text:c="220"/>Come era facile prevedere, lo scenario Loose e' un po' piu' efficiente, ma non di tanto, direi. <text:s/>Ad inizio settimana lavoro sul fondo. Io torno martedi ad ora di pranzo. <text:s text:c="195"/></text:p>
      <text:p text:style-name="P1"/>
      <text:p text:style-name="P1">&gt; (M) Ciao, in effetti non sembra che ci guadagniamo molto. E dobbiamo vedere il fondo per capire. <text:s text:c="37"/></text:p>
      <text:p text:style-name="P1">Un'altra cosa da fare, forse, sarebbe applicare un taglio i pT ai tau gen level. <text:s text:c="52"/></text:p>
      <text:p text:style-name="P1">Se hai due tau nell'evento, ma hanno 8 GeV l'uno, sai gia' che hai perso e non ti frega piu' di tanto essere inefficiente. </text:p>
      <text:p text:style-name="P1">Ma se i due tau sono da 20 GeV e te li perdi, allora abbiamo un problema. <text:s text:c="59"/></text:p>
      <text:p text:style-name="P1">Non ricordo bene dove metti il taglio sul pT dei tau ricostruiti. Dovresti fare un taglio analogo <text:s text:c="35"/></text:p>
      <text:p text:style-name="P1">ma di <text:s/>5 GeV piu' basso per quelli gen e quindi definire il numeratore </text:p>
      <text:p text:style-name="P1">non come <text:s/>--- 2 tau --- <text:s/>ma come ---- 2tau con pT&gt; XXX --- Si puo' fare? </text:p>
      <text:p text:style-name="P1"/>
      <text:p text:style-name="P1">&gt;&gt; (E):si, concordo. Nel numeratore ho richiesto che i due tau ricostruiti abbiano <text:s/>Pt &gt; 8 GeV, <text:s text:c="44"/></text:p>
      <text:p text:style-name="P1">pero' al denominatore ho chiesto solo che ci fossero due tau gen (senza taglio in Pt -- non <text:s text:c="41"/></text:p>
      <text:p text:style-name="P1">ci ho pensato, shame on me). Devo fare una piccola modifica al codice per avere due tau gen con Pt &gt; 3 GeV (o quello che vuoi), ma penso che si possa fare. </text:p>
      <text:p text:style-name="P1"/>
      <text:p text:style-name="P1"><text:soft-page-break/>&gt;&gt;&gt; (M) facciamo 5Gev e not 3Gev</text:p>
      <text:p text:style-name="P1"/>
      <text:p text:style-name="P1"/>
      <text:p text:style-name="P1"/>
      <text:p text:style-name="P1"/>
      <text:p text:style-name="P1"/>
      <text:p text:style-name="P1">Date: Fri, 24 Sep 2010 15:26:31 +0200 <text:s text:c="94"/></text:p>
      <text:p text:style-name="P1">From: Emmanuele Salvati &lt;Emmanuele.Salvati@cern.ch&gt; <text:s text:c="80"/></text:p>
      <text:p text:style-name="P1">To: Maurizio Pierini &lt;maurizio.pierini@cern.ch&gt; <text:s text:c="84"/></text:p>
      <text:p text:style-name="P1">Cc: Virginia Azzolini &lt;azzolini@mail.cern.ch&gt; <text:s text:c="86"/></text:p>
      <text:p text:style-name="P1">Subject: Efficienze selezione <text:s text:c="102"/></text:p>
      <text:p text:style-name="P1"><text:s text:c="132"/></text:p>
      <text:p text:style-name="P1">Ciao, <text:s text:c="126"/></text:p>
      <text:p text:style-name="P1"><text:s text:c="4"/>La tabella e' sul segnale soltanto, ora inizio a fare il fondo. <text:s text:c="64"/></text:p>
      <text:p text:style-name="P1">Le prime due colonne sono l'efficienza per tau ricostruiti truth-matched. <text:s text:c="58"/></text:p>
      <text:p text:style-name="P1">Ogni numero e' il rapporto tra il numero di eventi che superano la selezione ed il numero di eventi totali. <text:s text:c="101"/></text:p>
      <text:p text:style-name="P1">I valori di queste efficienze sono piccoli perche', appunto, al numeratore richiedo che i tau siano truth-matched.</text:p>
      <text:p text:style-name="P1"/>
      <text:p text:style-name="P1">&gt; (M): aspetta un secondo. Secondo me stai normalizzando male. A te interessa fino ad un certo punto che i tau siano truth matched. Pero' (ancor di piu') ti interessa sapere quanti eventi hanno i tau in generazione. </text:p>
      <text:p text:style-name="P1">Secondo me (IN ENTRAMBI I CASI) devi richiedere almeno due tau in generazione al denominatore.</text:p>
      <text:p text:style-name="P1">&gt;&gt; (E):d'accord. Posso richiedere al denominatore solo eventi con almeno due tau in generazione.</text:p>
      <text:p text:style-name="P1">&gt;&gt;&gt; (M): esatto</text:p>
      <text:p text:style-name="P1"/>
      <text:p text:style-name="P1">Le ultime due colonne sono ottenute senza la richiesta sul truth-matching, per cui si sono molti piu' PFTau.</text:p>
      <text:p text:style-name="P1"/>
      <text:p text:style-name="P1">Nel caso tight richiedo che ci sia almeno un TaNC 1% ed almeno un LeadTrackFinding. <text:s text:c="48"/></text:p>
      <text:p text:style-name="P1">Non escludo possibilita' tipo</text:p>
      <text:p text:style-name="P1">-- entrambi i tau soddisfano entrambi i selettori<text:line-break/>-- un tau soddisfa solo il TaNC, l'altro soddisfa entrambi</text:p>
      <text:p text:style-name="P1">-- ci possono essere piu' di due tau</text:p>
      <text:p text:style-name="P1">Ma sicuramente c'e' almeno un TaNC, almeno un Lead. <text:s text:c="80"/></text:p>
      <text:p text:style-name="P1"/>
      <text:p text:style-name="P1">La stessa cosa per lo scenario Loose (un LeadTrkPt + un LeadTrackFinding)</text:p>
      <text:p text:style-name="P1">~salvati/public/SUSY/ScenariosEfficiencyTable.txt <text:s text:c="132"/></text:p>
      <text:p text:style-name="P1"><text:s text:c="4"/>Emmanuele</text:p>
      <text:p text:style-name="P1"/>
      <text:p text:style-name="P1"/>
      <text:p text:style-name="P1"/>
      <text:p text:style-name="P1">Fri, 24 Sep 2010 15:22:22 +0200 <text:s text:c="93"/></text:p>
      <text:p text:style-name="P1">From: Maurizio Pierini &lt;maurizio.pierini@cern.ch&gt; <text:s text:c="81"/></text:p>
      <text:p text:style-name="P1">To: Emmanuele Salvati &lt;Emmanuele.Salvati@cern.ch&gt; <text:s text:c="81"/></text:p>
      <text:p text:style-name="P1">Cc: Virginia Azzolini &lt;azzolini@mail.cern.ch&gt; <text:s text:c="85"/></text:p>
      <text:p text:style-name="P1">Subject: copiati i file <text:s text:c="107"/></text:p>
      <text:p text:style-name="P1"><text:s/></text:p>
      <text:p text:style-name="P1">/castor/cern.ch/user/m/mpierini/CMST3/SUSYTau <text:s text:c="84"/></text:p>
      <text:p text:style-name="P1"/>
      <text:p text:style-name="P1"/>
      <text:p text:style-name="P1"/>
      <text:p text:style-name="P1">Fri, 24 Sep 2010 15:44:27 +0200 <text:s text:c="94"/></text:p>
      <text:p text:style-name="P1">From: Emmanuele Salvati &lt;Emmanuele.Salvati@cern.ch&gt; <text:s text:c="80"/></text:p>
      <text:p text:style-name="P1">To: Maurizio Pierini &lt;maurizio.pierini@cern.ch&gt; <text:s text:c="84"/></text:p>
      <text:p text:style-name="P1">Cc: Virginia Azzolini &lt;azzolini@mail.cern.ch&gt; <text:s text:c="86"/></text:p>
      <text:p text:style-name="P1">Subject: Re: copiati i file <text:s text:c="104"/></text:p>
      <text:p text:style-name="P1"><text:s text:c="132"/></text:p>
      <text:p text:style-name="P1">Il segnale si, ma mancano questi fondi: <text:s text:c="92"/></text:p>
      <text:p text:style-name="P1"><text:s text:c="132"/></text:p>
      <text:p text:style-name="P1">/castor/cern.ch/user/s/salvati/SusyTau/QCD_Pt1000toInf-madgraph <text:s text:c="68"/></text:p>
      <text:p text:style-name="P1">/castor/cern.ch/user/s/salvati/SusyTau/QCD_Pt100to250-madgraph <text:s text:c="69"/></text:p>
      <text:p text:style-name="P1">/castor/cern.ch/user/s/salvati/SusyTau/QCD_Pt15_BiasedTau <text:s text:c="74"/></text:p>
      <text:p text:style-name="P1">/castor/cern.ch/user/s/salvati/SusyTau/QCD_Pt250to500-madgraph <text:s text:c="69"/></text:p>
      <text:p text:style-name="P1">/castor/cern.ch/user/s/salvati/SusyTau/QCD_Pt500to1000-madgraph <text:s text:c="68"/></text:p>
      <text:p text:style-name="P1">/castor/cern.ch/user/s/salvati/SusyTau/QCD_BCtoE_Pt80to170 <text:s text:c="73"/></text:p>
      <text:p text:style-name="P1">/castor/cern.ch/user/s/salvati/SusyTau/TTbarJets <text:s text:c="83"/></text:p>
      <text:p text:style-name="P1">/castor/cern.ch/user/s/salvati/SusyTau/WJets <text:s text:c="87"/></text:p>
      <text:p text:style-name="P1">/castor/cern.ch/user/s/salvati/SusyTau/Wtaunu <text:s text:c="86"/></text:p>
      <text:p text:style-name="P1">/castor/cern.ch/user/s/salvati/SusyTau/ZJets <text:s text:c="87"/></text:p>
      <text:p text:style-name="P1">/castor/cern.ch/user/s/salvati/SusyTau/Ztautau <text:s text:c="85"/></text:p>
      <text:p text:style-name="P1">/castor/cern.ch/user/s/salvati/SusyTau/ppMuX <text:s text:c="87"/></text:p>
      <text:p text:style-name="P1">/castor/cern.ch/user/s/salvati/SusyTau/QCD_EMDoubleEnriched_Pt20 <text:s text:c="67"/></text:p>
      <text:p text:style-name="P1">/castor/cern.ch/user/s/salvati/SusyTau/QCD_EMDoubleEnriched_Pt6to20 <text:s text:c="64"/></text:p>
      <text:p text:style-name="P1"><text:s text:c="132"/></text:p>
      <text:p text:style-name="P1">anche se alcuni non li ho usati ancora, tipo i BCtoE ed i EMDoubleEnriched e BiasedTau<text:line-break/></text:p>
      <text:p text:style-name="P1">Emmanuele </text:p>
      <text:p text:style-name="P1"/>
      <text:p text:style-name="P1"/>
      <text:p text:style-name="P1"/>
      <text:p text:style-name="P1"><text:s/></text:p>
      <text:p text:style-name="P1"><text:soft-page-break/></text:p>
      <text:p text:style-name="P1">Date: Wed, 22 Sep 2010 18:18:23 +0200 <text:s text:c="96"/></text:p>
      <text:p text:style-name="P1">From: Emmanuele Salvati &lt;Emmanuele.Salvati@cern.ch&gt; <text:s text:c="82"/></text:p>
      <text:p text:style-name="P1">To: Maurizio Pierini &lt;maurizio.pierini@cern.ch&gt; <text:s text:c="86"/></text:p>
      <text:p text:style-name="P1">Cc: Virginia Azzolini &lt;azzolini@mail.cern.ch&gt; <text:s text:c="88"/></text:p>
      <text:p text:style-name="P1">Subject: Re: SUSY search with hadronic taus <text:s text:c="90"/></text:p>
      <text:p text:style-name="P1"><text:s text:c="134"/></text:p>
      <text:p text:style-name="P1">Ci vorra' un po' per completare la tabella. Questo e' l'ordine di grandezza: <text:s text:c="120"/></text:p>
      <text:p text:style-name="P1"><text:s text:c="134"/></text:p>
      <text:p text:style-name="P1">Sample <text:s/>Tight Eff <text:s text:c="6"/>Loose Eff <text:s text:c="100"/></text:p>
      <text:p text:style-name="P1">LM0 <text:s text:c="4"/>0.137284 <text:s text:c="7"/>0.474103 <text:s text:c="101"/></text:p>
      <text:p text:style-name="P1">LM1 <text:s text:c="4"/>0.187681 <text:s text:c="7"/>0.301946 <text:s text:c="101"/></text:p>
      <text:p text:style-name="P1"><text:s text:c="134"/></text:p>
      <text:p text:style-name="P1">quelle sono le efficienze di avere almeno due tau che passano i tagli ed i selettori giusti per i due scenari. <text:s/>Le efficienze sono calcolate sugli eventi: <text:s text:c="91"/></text:p>
      <text:p text:style-name="P1">&gt; ok</text:p>
      <text:p text:style-name="P1"><text:s text:c="134"/></text:p>
      <text:p text:style-name="P1"># eventi che passano sel <text:s text:c="109"/></text:p>
      <text:p text:style-name="P1">----------------------------------- <text:s text:c="98"/></text:p>
      <text:p text:style-name="P1"><text:s/># eventi totali <text:s text:c="117"/></text:p>
      <text:p text:style-name="P1"><text:s text:c="134"/></text:p>
      <text:p text:style-name="P1">Per ogni evento ci possono essere piu' di due tau che passano i tagli ed i selettori. Sulla root-pla salvo anche il numero di tau per evento che superano i vari selettori e che soddisfano i due scenari. <text:s text:c="125"/></text:p>
      <text:p text:style-name="P1"/>
      <text:p text:style-name="P1">&gt; stai attento pero'. Dovresti definire il numeratore contando gli eventi con due tau at generator level. Altrimenti chiami inefficiente un'analisi che non lo e' </text:p>
      <text:p text:style-name="P1">diciamo che servono entrambi i numeri (come fai ora e come ti dico qui sopra</text:p>
      <text:p text:style-name="P1">&gt;&gt; ok. io li faccio tutti e due, pero' non mi e' chiaro poi come facciamo con i dati. capisco quello che dici, pero' abbiamo un numero di fake provenienti dal segnale (poi mettero' la tabella col numero di fake per evento sul segnale), e non so come possiamo discriminarli dai tau veri.</text:p>
      <text:p text:style-name="P1">&gt;&gt;&gt; che ti frega di cosa fai con i dati. <text:s/>vuoi capire quanti eventi con tau ti perdi. Poi vai a sapere quanti te ne fa la natura </text:p>
      <text:p text:style-name="P1">Quando ho fatto, vi do la tabella. <text:s/>Emmanuele <text:s text:c="20"/></text:p>
      <text:p text:style-name="P1"/>
      <text:p text:style-name="P1"/>
      <text:p text:style-name="P1"/>
      <text:p text:style-name="P1"/>
      <text:p text:style-name="P1">Date: Wed, 22 Sep 2010 17:44:54 +0200 <text:s text:c="96"/></text:p>
      <text:p text:style-name="P1">From: Maurizio Pierini &lt;maurizio.pierini@cern.ch&gt; <text:s text:c="84"/></text:p>
      <text:p text:style-name="P1">To: Emmanuele Salvati &lt;Emmanuele.Salvati@cern.ch&gt; <text:s text:c="84"/></text:p>
      <text:p text:style-name="P1">Cc: Virginia Azzolini &lt;azzolini@mail.cern.ch&gt; <text:s text:c="88"/></text:p>
      <text:p text:style-name="P1">Subject: Re: SUSY search with hadronic taus <text:s text:c="90"/></text:p>
      <text:p text:style-name="P1"><text:s text:c="134"/></text:p>
      <text:p text:style-name="P1">sto copiando tutto <text:s text:c="2"/>/castor/cern.ch/user/s/salvati/SusyTau</text:p>
      <text:p text:style-name="P1">in</text:p>
      <text:p text:style-name="P1">/castor/cern.ch/user/m/mpierini/CMST3/SUSYTau</text:p>
      <text:p text:style-name="P1"/>
      <text:p text:style-name="P1"/>
      <text:p text:style-name="P1"/>
      <text:p text:style-name="P1">Date: Wed, 22 Sep 2010 16:25:10 +0200 <text:s text:c="96"/></text:p>
      <text:p text:style-name="P1">From: Emmanuele Salvati &lt;Emmanuele.Salvati@cern.ch&gt; <text:s text:c="82"/></text:p>
      <text:p text:style-name="P1">To: Maurizio Pierini &lt;maurizio.pierini@cern.ch&gt; <text:s text:c="86"/></text:p>
      <text:p text:style-name="P1">Cc: Virginia Azzolini &lt;azzolini@mail.cern.ch&gt; <text:s text:c="88"/></text:p>
      <text:p text:style-name="P1">Subject: Re: SUSY search with hadronic taus <text:s text:c="90"/></text:p>
      <text:p text:style-name="P1"><text:s text:c="134"/></text:p>
      <text:p text:style-name="P1">Ok, sto facendo. I tagli del tri-leptone sono questi: <text:s text:c="97"/></text:p>
      <text:p text:style-name="P1"><text:s text:c="134"/></text:p>
      <text:p text:style-name="P1">1. Pt &gt; 8 GeV <text:s text:c="120"/></text:p>
      <text:p text:style-name="P1">2. abs(eta) &lt; 2.4 <text:s text:c="116"/></text:p>
      <text:p text:style-name="P1">3. Delta R Tau signal cone &gt; 0.15 <text:s text:c="100"/></text:p>
      <text:p text:style-name="P1">4. # prongs = 1 or 3 <text:s text:c="113"/></text:p>
      <text:p text:style-name="P1">5. Lead PF Hadron Pt &gt; 5 GeV <text:s text:c="105"/></text:p>
      <text:p text:style-name="P1">6. Lead Trk Pt &gt; 5 GeV <text:s text:c="111"/></text:p>
      <text:list xml:id="list249214398" text:style-name="L1">
        <text:list-item>
          <text:p text:style-name="P3">Double cone isolation: Yes</text:p>
          <text:p text:style-name="P3"/>
          <text:p text:style-name="P3">&gt;serve questo? <text:s text:c="100"/></text:p>
        </text:list-item>
      </text:list>
      <text:p text:style-name="P1">&gt;&gt;Non ne ho idea. Ho provato a vedere sulla loro nota, ma la nota contiene solo il titolo. Non so cosa sia quel taglio: magari con double intende il signal cone e l'annulus, oppure intende leading track + qualcos'altro. <text:s/>In ogni caso non so cosa discrimini. </text:p>
      <text:p text:style-name="P1"/>
      <text:p text:style-name="P1"/>
      <text:p text:style-name="P1">8. Remove e, mu: Yes <text:s text:c="113"/></text:p>
      <text:p text:style-name="P1">9. Electron discriminators: <text:s text:c="106"/></text:p>
      <text:p text:style-name="P1">ECAL E/p &lt; 0.8 OR HCAL E/p &gt; 0.15 <text:s text:c="100"/></text:p>
      <text:p text:style-name="P1">&gt; infatti. Li leva il PF dalla lista <text:s text:c="2"/></text:p>
      <text:p text:style-name="P1"/>
      <text:p text:style-name="P1"><text:s text:c="121"/></text:p>
      <text:p text:style-name="P1">Ci mancano il 3. 4. 5. 6. (che e' uguale al 5), 7. <text:s text:c="83"/></text:p>
      <text:p text:style-name="P1">&gt; iniziamo senza questi. Cerchiamo di vedere se sta MR picca o no <text:s/></text:p>
      <text:p text:style-name="P1">&gt;&gt; si. Sono un po' lento perche' i miei jobs ci mettono molto tempo a sbloccarsi da qui: <text:s text:c="32"/></text:p>
      <text:p text:style-name="P1">input: /afs/cern.ch/user/s/salvati/scratch0/VecBosApp/batchscript/LM1-1.list <text:s text:c="57"/></text:p>
      <text:p text:style-name="P1"><text:soft-page-break/>chaining /castor/cern.ch/user/s/salvati/SusyTau/LM1/default_MC_12_1_ADy.root <text:s text:c="57"/></text:p>
      <text:p text:style-name="P1">chaining /castor/cern.ch/user/s/salvati/SusyTau/LM1/default_MC_13_1_V6B.root <text:s text:c="57"/></text:p>
      <text:p text:style-name="P1">chaining /castor/cern.ch/user/s/salvati/SusyTau/LM1/default_MC_14_1_ONQ.root <text:s text:c="4"/></text:p>
      <text:p text:style-name="P1">e ci restano per un bel po'. <text:s/>Se no a quest'ora avrei quasi finito la tabella delle efficienze. <text:s text:c="4"/></text:p>
      <text:p text:style-name="P1"/>
      <text:p text:style-name="P1">&gt;&gt;&gt; &gt; questo perche' i file sono su tape . <text:s/>Te li metto su disco <text:s text:c="35"/></text:p>
      <text:p text:style-name="P1">Le liste dei file sono in queste directory: <text:s text:c="90"/></text:p>
      <text:p text:style-name="P1">~salvati/scratch0/VecBosApp/cmst3_35X/MC/SUSY_PFTau/ <text:s text:c="81"/></text:p>
      <text:p text:style-name="P1">~salvati/scratch0/VecBosApp/cmst3_35X/MC/QCD_PFTau/ <text:s text:c="82"/></text:p>
      <text:p text:style-name="P1">~salvati/scratch0/VecBosApp/cmst3_35X/MC/SM_PFTau/ <text:s text:c="83"/></text:p>
      <text:p text:style-name="P1"><text:s text:c="53"/></text:p>
      <text:p text:style-name="P1"/>
      <text:p text:style-name="P1">Dell' 8. abbiamo il discriminatore per i muoni, mentre per gli elettroni mi hanno detto che e' gia' incluso nel PFTau (o da qualche altra parte, ma non dovrebbe fare differenza) <text:s text:c="184"/></text:p>
      <text:p text:style-name="P1">Mi dispiace che manchino il 3. ed il 5., ma non mi va di rimettermi a ricostruire eventi, se no facciamo notte.</text:p>
      <text:p text:style-name="P1"/>
      <text:p text:style-name="P1"/>
      <text:p text:style-name="P1"/>
      <text:p text:style-name="P1"/>
      <text:p text:style-name="P1"/>
      <text:p text:style-name="P1">Date: Tue, 21 Sep 2010 19:35:36 +0200 <text:s text:c="96"/></text:p>
      <text:p text:style-name="P1">From: Emmanuele Salvati &lt;Emmanuele.Salvati@cern.ch&gt; <text:s text:c="82"/></text:p>
      <text:p text:style-name="P1">To: Maurizio Pierini &lt;Maurizio.Pierini@cern.ch&gt; <text:s text:c="86"/></text:p>
      <text:p text:style-name="P1">Cc: Virginia Azzolini &lt;azzolini@mail.cern.ch&gt; <text:s text:c="88"/></text:p>
      <text:p text:style-name="P1">Subject: Re: SUSY search with hadronic taus </text:p>
      <text:p text:style-name="P1"><text:s text:c="134"/></text:p>
      <text:p text:style-name="P1">Provo a fare queste cose: <text:s text:c="108"/></text:p>
      <text:p text:style-name="P1">--applico i tagli dei tri-lepton sui tau <text:s text:c="93"/></text:p>
      <text:p text:style-name="P1">--applico i selettori per i due scenari <text:s text:c="94"/></text:p>
      <text:p text:style-name="P1">==&gt; vedo l'efficienza sui vari sample di segnale e fondo. <text:s text:c="76"/></text:p>
      <text:p text:style-name="P1">&gt; ok</text:p>
      <text:p text:style-name="P1"><text:s text:c="134"/></text:p>
      <text:p text:style-name="P1">Io penso che in tutto cio' non debba fare nessuna richiesta di mcTruth - neanche sul segnale, o mi sbaglio ? <text:s text:c="4"/></text:p>
      <text:p text:style-name="P1">&gt;nessuna </text:p>
      <text:p text:style-name="P1">Fatto questo, iniziamo ad implementare MR e R <text:s text:c="146"/></text:p>
      <text:p text:style-name="P1">- fare gli emisferi con ditau e highest-pT jet <text:s text:c="66"/></text:p>
      <text:p text:style-name="P1"><text:s text:c="134"/></text:p>
      <text:p text:style-name="P1">- calcolare R e MR <text:s text:c="115"/></text:p>
      <text:p text:style-name="P1">- fare plot sul segnale MC <text:s text:c="107"/></text:p>
      <text:p text:style-name="P1">-fare plot su distribuzioni di fondi</text:p>
      <text:p text:style-name="P1"/>
      <text:p text:style-name="P1"/>
      <text:p text:style-name="P1"/>
      <text:p text:style-name="P1"/>
      <text:p text:style-name="P1"/>
      <text:p text:style-name="P1"/>
      <text:p text:style-name="P1"/>
      <text:p text:style-name="P1">Date: Tue, 21 Sep 2010 19:17:39 +0200 <text:s text:c="96"/></text:p>
      <text:p text:style-name="P1">From: Emmanuele Salvati &lt;Emmanuele.Salvati@cern.ch&gt; <text:s text:c="82"/></text:p>
      <text:p text:style-name="P1">To: Maurizio Pierini &lt;Maurizio.Pierini@cern.ch&gt; <text:s text:c="86"/></text:p>
      <text:p text:style-name="P1">Cc: Virginia Azzolini &lt;azzolini@mail.cern.ch&gt; <text:s text:c="88"/></text:p>
      <text:p text:style-name="P1">Subject: Re: SUSY search with hadronic taus <text:s text:c="90"/></text:p>
      <text:p text:style-name="P1"><text:s text:c="134"/></text:p>
      <text:p text:style-name="P1">per lo meno sono riuscito a mettere su il codice per fare i due scenari: <text:s text:c="61"/></text:p>
      <text:p text:style-name="P1">Tight = Tanc1% + LeadTrack <text:s text:c="107"/></text:p>
      <text:p text:style-name="P1">Loose = LeadTrackPt + LeadTrack. <text:s text:c="101"/></text:p>
      <text:p text:style-name="P1"/>
      <text:p text:style-name="P1"><text:s text:c="47"/></text:p>
      <text:p text:style-name="P1"/>
      <text:p text:style-name="P1">Ciao </text:p>
      <text:p text:style-name="P1">Quella sul segnale e su SM bkg (truth-matched) e' qui: <text:s text:c="75"/></text:p>
      <text:p text:style-name="P1">~salvati/public/SUSY/Selectors_table.txt <text:s text:c="93"/></text:p>
      <text:p text:style-name="P1">Quella sulla QCD non truth-matched la sto facendo ora, la trovi qui: <text:s text:c="119"/>~salvati/public/SUSY/BkgFakes_table.txt</text:p>
      <text:p text:style-name="P1"/>
      <text:p text:style-name="P1"/>
      <text:p text:style-name="P1"/>
      <text:p text:style-name="P1"/>
      <text:p text:style-name="P1"/>
      <text:p text:style-name="P1">Date: Wed, 1 Sep 2010 14:16:25 +0200 <text:s text:c="97"/></text:p>
      <text:p text:style-name="P1">From: Emmanuele Salvati &lt;Emmanuele.Salvati@cern.ch&gt; <text:s text:c="82"/></text:p>
      <text:p text:style-name="P1">To: Maurizio Pierini &lt;maurizio.pierini@cern.ch&gt;, Virginia Azzolini &lt;azzolini@mail.cern.ch&gt; <text:s text:c="43"/></text:p>
      <text:p text:style-name="P1">Subject: I file da copiare <text:s text:c="107"/></text:p>
      <text:p text:style-name="P1"><text:s text:c="134"/></text:p>
      <text:p text:style-name="P1">Bella, <text:s/>puoi copiare su disco i file scritti qui ? <text:s text:c="91"/></text:p>
      <text:p text:style-name="P1">(fallo in quest'ordine, per favore) <text:s text:c="98"/></text:p>
      <text:p text:style-name="P1"><text:s text:c="134"/></text:p>
      <text:p text:style-name="P1">/afs/cern.ch/user/s/salvati/scratch0/VecBosApp/cmst3_35X/MC/QCD_PFTau/QCD_Pt100to250-madgraph.list <text:s text:c="35"/></text:p>
      <text:p text:style-name="P1">/afs/cern.ch/user/s/salvati/scratch0/VecBosApp/cmst3_35X/MC/QCD_PFTau/QCD_Pt250to500-madgraph.list <text:s text:c="35"/></text:p>
      <text:p text:style-name="P1"><text:soft-page-break/>/afs/cern.ch/user/s/salvati/scratch0/VecBosApp/cmst3_35X/MC/QCD_PFTau/QCD_Pt500to1000-madgraph.list <text:s text:c="34"/></text:p>
      <text:p text:style-name="P1">/afs/cern.ch/user/s/salvati/scratch0/VecBosApp/cmst3_35X/MC/QCD_PFTau/QCD_Pt1000toInf-madgraph.list <text:s text:c="34"/></text:p>
      <text:p text:style-name="P1"><text:s text:c="134"/></text:p>
      <text:p text:style-name="P1">/afs/cern.ch/user/s/salvati/scratch0/VecBosApp/cmst3_35X/MC/SM_PFTau/Ztautau.list <text:s text:c="52"/></text:p>
      <text:p text:style-name="P1">/afs/cern.ch/user/s/salvati/scratch0/VecBosApp/cmst3_35X/MC/SM_PFTau/Wtaunu.list <text:s text:c="53"/></text:p>
      <text:p text:style-name="P1">/afs/cern.ch/user/s/salvati/scratch0/VecBosApp/cmst3_35X/MC/SM_PFTau/TTbarJets.list <text:s text:c="50"/></text:p>
      <text:p text:style-name="P1">/afs/cern.ch/user/s/salvati/scratch0/VecBosApp/cmst3_35X/MC/SM_PFTau/WJets.list <text:s text:c="54"/></text:p>
      <text:p text:style-name="P1">/afs/cern.ch/user/s/salvati/scratch0/VecBosApp/cmst3_35X/MC/SM_PFTau/ZJets.list <text:s text:c="54"/></text:p>
      <text:p text:style-name="P1">/afs/cern.ch/user/s/salvati/scratch0/VecBosApp/cmst3_35X/MC/SM_PFTau/ppMuX.list </text:p>
      <text:p text:style-name="P1"/>
      <text:p text:style-name="P1">/afs/cern.ch/user/s/salvati/scratch0/VecBosApp/cmst3_35X/MC/SUSY_PFTau/LM0.list <text:s text:c="54"/></text:p>
      <text:p text:style-name="P1">/afs/cern.ch/user/s/salvati/scratch0/VecBosApp/cmst3_35X/MC/SUSY_PFTau/LM1.list <text:s text:c="54"/></text:p>
      <text:p text:style-name="P1">/afs/cern.ch/user/s/salvati/scratch0/VecBosApp/cmst3_35X/MC/SUSY_PFTau/LM2.list <text:s text:c="54"/></text:p>
      <text:p text:style-name="P1">/afs/cern.ch/user/s/salvati/scratch0/VecBosApp/cmst3_35X/MC/SUSY_PFTau/LM2mhfeq360.list <text:s text:c="46"/></text:p>
      <text:p text:style-name="P1">/afs/cern.ch/user/s/salvati/scratch0/VecBosApp/cmst3_35X/MC/SUSY_PFTau/LM3.list <text:s text:c="54"/></text:p>
      <text:p text:style-name="P1">/afs/cern.ch/user/s/salvati/scratch0/VecBosApp/cmst3_35X/MC/SUSY_PFTau/LM4.list <text:s text:c="54"/></text:p>
      <text:p text:style-name="P1">/afs/cern.ch/user/s/salvati/scratch0/VecBosApp/cmst3_35X/MC/SUSY_PFTau/LM5.list <text:s text:c="54"/></text:p>
      <text:p text:style-name="P1">/afs/cern.ch/user/s/salvati/scratch0/VecBosApp/cmst3_35X/MC/SUSY_PFTau/LM6.list <text:s text:c="54"/></text:p>
      <text:p text:style-name="P1">/afs/cern.ch/user/s/salvati/scratch0/VecBosApp/cmst3_35X/MC/SUSY_PFTau/LM7.list <text:s text:c="54"/></text:p>
      <text:p text:style-name="P1">/afs/cern.ch/user/s/salvati/scratch0/VecBosApp/cmst3_35X/MC/SUSY_PFTau/LM8.list <text:s text:c="54"/></text:p>
      <text:p text:style-name="P1">/afs/cern.ch/user/s/salvati/scratch0/VecBosApp/cmst3_35X/MC/SUSY_PFTau/LM9.list <text:s text:c="54"/></text:p>
      <text:p text:style-name="P1">/afs/cern.ch/user/s/salvati/scratch0/VecBosApp/cmst3_35X/MC/SUSY_PFTau/LM9p.list <text:s text:c="53"/></text:p>
      <text:p text:style-name="P1">/afs/cern.ch/user/s/salvati/scratch0/VecBosApp/cmst3_35X/MC/SUSY_PFTau/LM9t175.list <text:s text:c="50"/></text:p>
      <text:p text:style-name="P1">afs/cern.ch/user/s/salvati/scratch0/VecBosApp/cmst3_35X/MC/SUSY_PFTau/LM10.list <text:s text:c="54"/></text:p>
      <text:p text:style-name="P1">afs/cern.ch/user/s/salvati/scratch0/VecBosApp/cmst3_35X/MC/SUSY_PFTau/LM11.list <text:s text:c="54"/></text:p>
      <text:p text:style-name="P1">afs/cern.ch/user/s/salvati/scratch0/VecBosApp/cmst3_35X/MC/SUSY_PFTau/LM12.list <text:s text:c="54"/></text:p>
      <text:p text:style-name="P1">afs/cern.ch/user/s/salvati/scratch0/VecBosApp/cmst3_35X/MC/SUSY_PFTau/LM13.list <text:s text:c="54"/></text:p>
      <text:p text:style-name="P1"><text:s text:c="134"/></text:p>
      <text:p text:style-name="P1">poi te ne do' altri a mano a mano che mi servono. <text:s text:c="84"/></text:p>
      <text:p text:style-name="P1">Magari fai tre cartelle: QCD, SMBkg, Susy <text:s text:c="92"/></text:p>
      <text:p text:style-name="P1"><text:s text:c="134"/></text:p>
      <text:p text:style-name="P1">E mi dici dove li copi ? Grazie, <text:s/>Emmanuele</text:p>
      <text:p text:style-name="P1"/>
      <text:p text:style-name="P1"/>
      <text:p text:style-name="P1"/>
      <text:p text:style-name="P1"/>
      <text:p text:style-name="P1">Date: Tue, 31 Aug 2010 18:07:10 +0200 <text:s text:c="96"/></text:p>
      <text:p text:style-name="P1">From: Maurizio Pierini &lt;maurizio.pierini@cern.ch&gt; <text:s text:c="84"/></text:p>
      <text:p text:style-name="P1">To: Emmanuele Salvati &lt;Emmanuele.Salvati@cern.ch&gt;, Virginia Azzolini &lt;azzolini@mail.cern.ch&gt; <text:s text:c="41"/></text:p>
      <text:p text:style-name="P1">Subject: tau in SUSY <text:s text:c="113"/></text:p>
      <text:p text:style-name="P1"><text:s text:c="134"/></text:p>
      <text:p text:style-name="P1">Ciao </text:p>
      <text:p text:style-name="P1">http://indico.cern.ch/getFile.py/access?contribId=4&amp;resId=0&amp;materialId=slides&amp;confId=99186 <text:s text:c="43"/></text:p>
      <text:p text:style-name="P1">questi ci hanno gia' guardato. Studiamocelo e parliamone ASAP <text:s text:c="31"/></text:p>
      <text:p text:style-name="P1">Maurizio </text:p>
      <text:p text:style-name="P1"/>
      <text:p text:style-name="P1"/>
      <text:p text:style-name="P1"/>
      <text:p text:style-name="P1"/>
      <text:p text:style-name="P1">Date: Mon, 30 Aug 2010 18:41:28 +0200 <text:s text:c="96"/></text:p>
      <text:p text:style-name="P1">From: Emmanuele Salvati &lt;Emmanuele.Salvati@cern.ch&gt; <text:s text:c="82"/></text:p>
      <text:p text:style-name="P1">To: Virginia Azzolini &lt;azzolini@mail.cern.ch&gt; <text:s text:c="88"/></text:p>
      <text:p text:style-name="P1">Subject: Re: <text:s text:c="121"/></text:p>
      <text:p text:style-name="P1"><text:s text:c="134"/></text:p>
      <text:p text:style-name="P1">Ciao, eccolo: <text:s text:c="122"/></text:p>
      <text:p text:style-name="P1">~salvati/scratch0/VecBosApp/src/SUSYTau.cc</text:p>
      <text:p text:style-name="P1">ehm... come si mette in UserCode ? :-) <text:s text:c="95"/></text:p>
      <text:p text:style-name="P1"><text:s text:c="5"/>Emmanuele <text:s text:c="119"/></text:p>
      <text:p text:style-name="P1"><text:s text:c="39"/></text:p>
      <text:p text:style-name="P1"/>
      <text:p text:style-name="P1"/>
      <text:p text:style-name="P1"/>
      <text:p text:style-name="P1"/>
      <text:p text:style-name="P1">Thu, 26 Aug 2010 18:05:13 +0200 <text:s text:c="111"/></text:p>
      <text:p text:style-name="P1">From: Maurizio Pierini &lt;maurizio.pierini@cern.ch&gt; <text:s text:c="99"/></text:p>
      <text:p text:style-name="P1">To: Emmanuele Salvati &lt;Emmanuele.Salvati@cern.ch&gt;, Virginia Azzolini &lt;azzolini@mail.cern.ch&gt; <text:s text:c="56"/></text:p>
      <text:p text:style-name="P1">Cc: Christopher Rogan &lt;crogan@cern.ch&gt;, Joseph Lykken &lt;jlykken@gmail.com&gt;, Maria Spiropulu &lt;smaria@cern.ch&gt; <text:s text:c="41"/></text:p>
      <text:p text:style-name="P1">Subject: the path for the tau tau analysis <text:s text:c="106"/></text:p>
      <text:p text:style-name="P1"><text:s text:c="149"/></text:p>
      <text:p text:style-name="P1">Hello susytau people <text:s text:c="128"/></text:p>
      <text:p text:style-name="P1"><text:s text:c="149"/></text:p>
      <text:p text:style-name="P1">http://indico.cern.ch/getFile.py/access?contribId=3&amp;resId=0&amp;materialId=slides&amp;confId=105112 <text:s text:c="57"/></text:p>
      <text:p text:style-name="P1"><text:s text:c="149"/></text:p>
      <text:p text:style-name="P1">Today Chris presented the hadronic analysis to the SUSY hadronic subgroup. <text:s text:c="74"/></text:p>
      <text:p text:style-name="P1">Jeff was there, he liked it. I think we should insist, and schedule a talk for the Tau version <text:s text:c="54"/></text:p>
      <text:p text:style-name="P1">of it, as well in this subgroup, for the CMS week or just after it. I would like all of us to meet <text:s text:c="50"/></text:p>
      <text:p text:style-name="P1">and have a chat next week. Take a look at the slides <text:s text:c="96"/></text:p>
      <text:p text:style-name="P1"><text:s text:c="149"/></text:p>
      <text:p text:style-name="P1">Maurizio <text:s text:c="2"/></text:p>
      <text:p text:style-name="P1"><text:soft-page-break/></text:p>
      <text:p text:style-name="P1"/>
      <text:p text:style-name="P1"/>
      <text:p text:style-name="P1"/>
      <text:p text:style-name="P1"/>
      <text:p text:style-name="P1"/>
      <text:p text:style-name="P1">Mon, 23 Aug 2010 16:23:14 +0200 <text:s text:c="111"/></text:p>
      <text:p text:style-name="P1">From: Maurizio Pierini &lt;maurizio.pierini@cern.ch&gt; <text:s text:c="99"/></text:p>
      <text:p text:style-name="P1">To: Virginia Azzolini &lt;azzolini@mail.cern.ch&gt;, Emmanuele Salvati &lt;Emmanuele.Salvati@cern.ch&gt; <text:s text:c="56"/></text:p>
      <text:p text:style-name="P1">Subject: scheletro nota <text:s text:c="125"/></text:p>
      <text:p text:style-name="P1"><text:s text:c="149"/></text:p>
      <text:p text:style-name="P1">Ciao Belli/e <text:s text:c="136"/></text:p>
      <text:p text:style-name="P1"><text:s text:c="149"/></text:p>
      <text:p text:style-name="P1">Vi mando in uno scheletro di nota, in cui ognuno puo' iniziare <text:s text:c="86"/></text:p>
      <text:p text:style-name="P1">ad implementare cio' che ha. In particolare, la parte sui selettori dei tau (tabelle <text:s text:c="64"/></text:p>
      <text:p text:style-name="P1">che Emmanuele ci ha mostrato) puo' gia' andare dentro. <text:s text:c="94"/></text:p>
      <text:p text:style-name="P1"><text:s text:c="149"/></text:p>
      <text:p text:style-name="P1">SUSYTauNote.tar.gz <text:s text:c="130"/></text:p>
      <text:p text:style-name="P1"><text:s text:c="149"/></text:p>
      <text:p text:style-name="P1">Per usare sta cosa (che non e' tex, perche' a CMS le cose facili non ci piacciono) <text:s text:c="66"/></text:p>
      <text:p text:style-name="P1"><text:s text:c="149"/></text:p>
      <text:p text:style-name="P1">tar -xzf SUSYTauNote.tar.gz <text:s text:c="121"/></text:p>
      <text:p text:style-name="P1">cd SUSYTauNote <text:s text:c="134"/></text:p>
      <text:p text:style-name="P1">eval `./notes/tdr runtime -sh` <text:s text:c="118"/></text:p>
      <text:p text:style-name="P1"><text:s text:c="149"/></text:p>
      <text:p text:style-name="P1">(oppure eval `./notes/tdr runtime -csh` secondo la shell) <text:s text:c="91"/></text:p>
      <text:p text:style-name="P1"><text:s text:c="149"/></text:p>
      <text:p text:style-name="P1">cd notes/SUSYTau/trunk/ <text:s text:c="125"/></text:p>
      <text:p text:style-name="P1">./makepdf.src AN-SUSY-Tau <text:s text:c="123"/></text:p>
      <text:p text:style-name="P1"><text:s text:c="149"/></text:p>
      <text:p text:style-name="P1">il pdf appare sotto <text:s text:c="129"/></text:p>
      <text:p text:style-name="P1"><text:s text:c="149"/></text:p>
      <text:p text:style-name="P1">SUSYTauNote/notes/tmp/AN-SUSY-Tau_temp.pdf <text:s text:c="106"/></text:p>
      <text:p text:style-name="P1"><text:s text:c="149"/></text:p>
      <text:p text:style-name="P1"><text:s text:c="149"/></text:p>
      <text:p text:style-name="P1">buona scrittura <text:s text:c="133"/></text:p>
      <text:p text:style-name="P1"><text:s text:c="149"/></text:p>
      <text:p text:style-name="P1">Maurizio</text:p>
      <text:p text:style-name="P1"/>
      <text:p text:style-name="P1">ho scritto due cosette di introVoi mettete insieme la parte sui sample e sulla selezione dei tau? <text:s text:c="51"/></text:p>
      <text:p text:style-name="P1">(to start with) e mandatemi i file tex quando avete fatto. OK? <text:s text:c="86"/></text:p>
      <text:p text:style-name="P1"><text:s text:c="149"/></text:p>
      <text:p text:style-name="P1">Maurizio <text:s text:c="7"/></text:p>
      <text:p text:style-name="P1"/>
      <text:p text:style-name="P1"/>
      <text:p text:style-name="P1"/>
      <text:p text:style-name="P1"/>
      <text:p text:style-name="P1"/>
      <text:p text:style-name="P1"/>
      <text:p text:style-name="P1">Thu, 19 Aug 2010 12:18:35 +0200 <text:s text:c="111"/></text:p>
      <text:p text:style-name="P1">From: Maurizio Pierini &lt;maurizio.pierini@cern.ch&gt; <text:s text:c="99"/></text:p>
      <text:p text:style-name="P1">To: Emmanuele Salvati &lt;Emmanuele.Salvati@cern.ch&gt;, Virginia Azzolini &lt;azzolini@mail.cern.ch&gt; <text:s text:c="56"/></text:p>
      <text:p text:style-name="P1">Subject: test da fare <text:s text:c="127"/></text:p>
      <text:p text:style-name="P1"><text:s text:c="149"/></text:p>
      <text:p text:style-name="P1">TEST1: <text:s/>Fake da fondi <text:s text:c="127"/></text:p>
      <text:p text:style-name="P1"><text:s text:c="149"/></text:p>
      <text:p text:style-name="P1">QCD, TTbar Zjets e Wjets [Magraph] <text:s text:c="114"/></text:p>
      <text:p text:style-name="P1">selezioni 2 tau reco e guardi eff selettori (no MC truth matching) <text:s text:c="82"/></text:p>
      <text:p text:style-name="P1"><text:s text:c="149"/></text:p>
      <text:p text:style-name="P1"><text:s text:c="149"/></text:p>
      <text:p text:style-name="P1">TEST2: <text:s text:c="142"/></text:p>
      <text:p text:style-name="P1">LM points <text:s text:c="139"/></text:p>
      <text:p text:style-name="P1">Loop sui tau reco, richiedi che NON matchino un tau gen <text:s text:c="93"/></text:p>
      <text:p text:style-name="P1">applichi selettore e misuri efficienza <text:s text:c="110"/></text:p>
      <text:p text:style-name="P1"><text:s text:c="149"/></text:p>
      <text:p text:style-name="P1">TEST3: true vs fake sul segnale <text:s text:c="117"/></text:p>
      <text:p text:style-name="P1"><text:s text:c="149"/></text:p>
      <text:p text:style-name="P1">distribuzioni pT, eta, isolamento charge hadron, isolamento gamma etc etc <text:s text:c="75"/></text:p>
      <text:p text:style-name="P1">tau matchati vs tau non matchati <text:s text:c="116"/></text:p>
      <text:p text:style-name="P1"><text:s text:c="149"/></text:p>
      <text:p text:style-name="P1">- TAGLIO PT? <text:s text:c="136"/></text:p>
      <text:p text:style-name="P1">- TAGLIO ETA? <text:s text:c="135"/></text:p>
      <text:p text:style-name="P1"><text:s text:c="149"/></text:p>
      <text:p text:style-name="P1"><text:s text:c="149"/></text:p>
      <text:p text:style-name="P1">TEST4: distribuzione massa tautau per segnale e fondo per i due "best" tau <text:s text:c="74"/></text:p>
      <text:p text:style-name="P1"><text:s text:c="149"/></text:p>
      <text:p text:style-name="P1">Dai 4 test dovremmo sapere <text:s text:c="122"/></text:p>
      <text:p text:style-name="P1"><text:s text:c="149"/></text:p>
      <text:p text:style-name="P1">- che tagli mettere sui tau (pT vs accettanza) <text:s text:c="102"/></text:p>
      <text:p text:style-name="P1"><text:soft-page-break/>- che selettore usare <text:s text:c="127"/></text:p>
      <text:p text:style-name="P1">- se e dove tagliare il m(tautau) <text:s text:c="115"/></text:p>
      <text:p text:style-name="P1">- rapporto True/fake <text:s text:c="128"/></text:p>
      <text:p text:style-name="P1">- quanto fondo c'e' <text:s text:c="129"/></text:p>
      <text:p text:style-name="P1"><text:s text:c="149"/></text:p>
      <text:p text:style-name="P1">Maurizio <text:s text:c="3"/></text:p>
      <text:p text:style-name="P1"/>
      <text:p text:style-name="P1"/>
      <text:p text:style-name="P1"/>
      <text:p text:style-name="P1"/>
      <text:p text:style-name="P1"/>
      <text:p text:style-name="P1"/>
      <text:p text:style-name="P1"/>
      <text:p text:style-name="P1">Mon, 16 Aug 2010 11:21:58 +0200 <text:s text:c="111"/></text:p>
      <text:p text:style-name="P1">From: Emmanuele Salvati &lt;Emmanuele.Salvati@cern.ch&gt; <text:s text:c="97"/></text:p>
      <text:p text:style-name="P1">To: Maurizio Pierini &lt;maurizio.pierini@cern.ch&gt; <text:s text:c="101"/></text:p>
      <text:p text:style-name="P1">Cc: Virginia Azzolini &lt;azzolini@mail.cern.ch&gt; <text:s text:c="103"/></text:p>
      <text:p text:style-name="P1">Subject: Efficienze dei selettori <text:s text:c="115"/></text:p>
      <text:p text:style-name="P1"><text:s text:c="149"/></text:p>
      <text:p text:style-name="P1">Ciao, <text:s text:c="143"/></text:p>
      <text:p text:style-name="P1"><text:s text:c="149"/></text:p>
      <text:p text:style-name="P1"><text:s text:c="4"/>Sto lavorando sulle efficienze. Per ora ho quelle del segnale, che trovate in <text:s text:c="67"/></text:p>
      <text:p text:style-name="P1">~salvati/public/SUSY/Selectors_table.txt <text:s text:c="108"/></text:p>
      <text:p text:style-name="P1">Le colonne rappresentano i vari Tau discriminators che salviamo nella root-pla. <text:s text:c="69"/></text:p>
      <text:p text:style-name="P1">Per ogni tau generato, vado a prendere il PFTau piu' vicino in eta-phi e poi calcolo <text:s text:c="64"/></text:p>
      <text:p text:style-name="P1">l'efficienza dei selettori su quest'ultimo. <text:s text:c="105"/></text:p>
      <text:p text:style-name="P1"><text:s text:c="149"/></text:p>
      <text:p text:style-name="P1">Ora ci metto anche quelle del fondo SM. <text:s text:c="109"/></text:p>
      <text:p text:style-name="P1">Riguardo la QCD: sto girando (per la terza volta) su GRID, perche' la settimana <text:s text:c="69"/></text:p>
      <text:p text:style-name="P1">scorsa ho scoperto che non c'erano i tau generati perche' il codice salva di <text:s text:c="72"/></text:p>
      <text:p text:style-name="P1">default le prime 100 particelle true -- che va bene sul segnale e sugli altri sample <text:s text:c="64"/></text:p>
      <text:p text:style-name="P1">SM -- ma nei sample QCD i tau non sono fra i primi 100. Ovviamente, avevo controllato <text:s text:c="63"/></text:p>
      <text:p text:style-name="P1">che ci fossero sul segnale ma non sulla QCD... <text:s text:c="102"/></text:p>
      <text:p text:style-name="P1"><text:s text:c="149"/></text:p>
      <text:p text:style-name="P1">Guardando la tabella sembra che LM5, LM10 ed LM11 siano i punti con maggiore efficienza <text:s text:c="61"/></text:p>
      <text:p text:style-name="P1">sul segnale (ma tocca vedere il fondo). <text:s text:c="109"/></text:p>
      <text:p text:style-name="P1">Ho fatto un plot (come avevi chiesto) per il sample LM10, qui: <text:s text:c="86"/></text:p>
      <text:p text:style-name="P1">~salvati/public/SUSY/LM10_signal_eff.eps <text:s text:c="108"/></text:p>
      <text:p text:style-name="P1"><text:s text:c="149"/></text:p>
      <text:p text:style-name="P1">vorrei mettere anche gli altri sample sullo stesso plot, ma non ci si capirebbe nulla. <text:s text:c="62"/></text:p>
      <text:p text:style-name="P1">Mo lavoro sugli spettri di Pt ed eta -- Tau gen VS PFTau. <text:s text:c="91"/></text:p>
      <text:p text:style-name="P1"><text:s text:c="149"/></text:p>
      <text:p text:style-name="P1"><text:s text:c="4"/>Emmanuele <text:s text:c="10"/></text:p>
      <text:p text:style-name="P1"/>
      <text:p text:style-name="P1"/>
      <text:p text:style-name="P1"/>
      <text:p text:style-name="P1"/>
      <text:p text:style-name="P1">Tue, 17 Aug 2010 12:12:05 +0200 <text:s text:c="111"/></text:p>
      <text:p text:style-name="P1">From: Emmanuele Salvati &lt;Emmanuele.Salvati@cern.ch&gt; <text:s text:c="97"/></text:p>
      <text:p text:style-name="P1">To: Maurizio Pierini &lt;maurizio.pierini@cern.ch&gt; <text:s text:c="101"/></text:p>
      <text:p text:style-name="P1">Cc: Virginia Azzolini &lt;azzolini@mail.cern.ch&gt; <text:s text:c="103"/></text:p>
      <text:p text:style-name="P1">Subject: Re: Efficienze dei selettori <text:s text:c="111"/></text:p>
      <text:p text:style-name="P1"><text:s text:c="149"/></text:p>
      <text:p text:style-name="P1">che spaccamento di ... <text:s text:c="126"/></text:p>
      <text:p text:style-name="P1"><text:s text:c="149"/></text:p>
      <text:p text:style-name="P1">ho appena scoperto che quando faccio il matching gen to reco <text:s text:c="88"/></text:p>
      <text:p text:style-name="P1">-- usando sqrt(DeltaEta^2 + DeltaPhi^2) -- mi ritrovo che la carica <text:s text:c="81"/></text:p>
      <text:p text:style-name="P1">del tau gen e la carica del PFTau corrispondente sono molto diverse. <text:s text:c="80"/></text:p>
      <text:p text:style-name="P1">(cioe' ci sono anche PFTau con carica -2 e PFTau con carica 0) <text:s text:c="86"/></text:p>
      <text:p text:style-name="P1"><text:s text:c="149"/></text:p>
      <text:p text:style-name="P1">ho sistemato (richiedendo anche la stessa carica tra gen e PFTau nel <text:s text:c="80"/></text:p>
      <text:p text:style-name="P1">matching), <text:s text:c="138"/></text:p>
      <text:p text:style-name="P1">ma mi sa che mi tocca rifare la tabella... <text:s text:c="106"/></text:p>
      <text:p text:style-name="P1">meno male che ancora non ci ho messo la QCD, altrimenti <text:s text:c="93"/></text:p>
      <text:p text:style-name="P1">si sentivano le urla. <text:s text:c="127"/></text:p>
      <text:p text:style-name="P1"><text:s text:c="149"/></text:p>
      <text:p text:style-name="P1">Ma non potevano inventarsi un RecoToMc a la BaBar ? <text:s text:c="97"/></text:p>
      <text:p text:style-name="P1"><text:s text:c="149"/></text:p>
      <text:p text:style-name="P1">Nel frattempo ho scritto l'altra parte del codice (per fare il matching <text:s text:c="77"/></text:p>
      <text:p text:style-name="P1">da PFTau a gen) <text:s text:c="133"/></text:p>
      <text:p text:style-name="P1"><text:s text:c="149"/></text:p>
      <text:p text:style-name="P1"><text:s text:c="4"/>Emmanuele <text:s text:c="135"/></text:p>
      <text:p text:style-name="P1"><text:s text:c="13"/></text:p>
      <text:p text:style-name="P1"/>
      <text:p text:style-name="P1"/>
      <text:p text:style-name="P1"/>
      <text:p text:style-name="P1">&gt; che spaccamento di ...ho appena scoperto che quando faccio il matching gen to reco <text:s/>-- usando sqrt(DeltaEta^2 + DeltaPhi^2) -- mi ritrovo che la carica <text:s/>del tau gen e la carica del PFTau corrispondente sono molto diverse. (cioe' ci sono anche PFTau con carica -2 e PFTau con carica 0) </text:p>
      <text:p text:style-name="P1"><text:soft-page-break/>credo che questo, purtroppo, sia giusto. <text:s text:c="108"/></text:p>
      <text:p text:style-name="P1"><text:s text:c="149"/></text:p>
      <text:p text:style-name="P1">&gt; ho sistemato (richiedendo anche la stessa carica tra gen e PFTau nel <text:s/>matching),<text:line-break/>sappiamo cosi' bene la carica di un tau? Io direi che la direzione, piu' che la carica, dovrebbe guidarci nella scelta <text:s text:c="71"/></text:p>
      <text:p text:style-name="P1"><text:s text:c="148"/></text:p>
      <text:p text:style-name="P1">&gt; ma mi sa che mi tocca rifare la tabella... <text:s text:c="4"/></text:p>
      <text:p text:style-name="P1">non sono sicuro <text:s text:c="133"/></text:p>
      <text:p text:style-name="P1"><text:s text:c="149"/></text:p>
      <text:p text:style-name="P1">&gt; meno male che ancora non ci ho messo la QCD, altrimenti <text:s/>si sentivano le urla. Ma non potevano inventarsi un RecoToMc a la BaBar ? <text:s text:c="134"/></text:p>
      <text:p text:style-name="P1">eh... Fallo un po' girare con 10K particelle in giro. <text:s text:c="95"/></text:p>
      <text:p text:style-name="P1"><text:s text:c="149"/></text:p>
      <text:p text:style-name="P1">&gt; Nel frattempo ho scritto l'altra parte del codice (per fare il matching da PFTau a gen)</text:p>
      <text:p text:style-name="P1">Anche io sospettavo che ci sarebbe stato un certo errore nella carica del PFTau, ma non mi aspettavo una differenza cosi' <text:s text:c="90"/></text:p>
      <text:p text:style-name="P1">grossa tra gen e PFTau: <text:s text:c="125"/></text:p>
      <text:p text:style-name="P1"><text:s text:c="149"/></text:p>
      <text:p text:style-name="P1">~salvati/public/SUSY/ChargeTrueReco.eps <text:s text:c="109"/></text:p>
      <text:p text:style-name="P1"><text:s text:c="149"/></text:p>
      <text:p text:style-name="P1">(questo e' girato su 8000 eventi di LM3). <text:s text:c="107"/></text:p>
      <text:p text:style-name="P1"><text:s text:c="149"/></text:p>
      <text:p text:style-name="P1">vabbe', oggi completo la tabella con i sample che ho (alcuni <text:s/>ancora stanno girando su GRID) (E)</text:p>
      <text:p text:style-name="P1"/>
      <text:p text:style-name="P1"/>
      <text:p text:style-name="P1"/>
      <text:p text:style-name="P1"/>
      <text:p text:style-name="P1"/>
      <text:p text:style-name="P1">Fri, 13 Aug 2010 10:39:38 +0200 <text:s text:c="111"/></text:p>
      <text:p text:style-name="P1">From: Emmanuele Salvati &lt;Emmanuele.Salvati@cern.ch&gt; <text:s text:c="97"/></text:p>
      <text:p text:style-name="P1">To: Virginia Azzolini &lt;azzolini@mail.cern.ch&gt; <text:s text:c="103"/></text:p>
      <text:p text:style-name="P1">Subject: QCD tau <text:s text:c="132"/></text:p>
      <text:p text:style-name="P1"><text:s text:c="149"/></text:p>
      <text:p text:style-name="P1">Ciao, <text:s text:c="143"/></text:p>
      <text:p text:style-name="P1"><text:s text:c="149"/></text:p>
      <text:p text:style-name="P1"><text:s text:c="4"/>Che facciamo se tra le particelle generate non ci sono tau <text:s/>nei sample di QCD ? Non possiamo fare truth-matching tra ii PFTau ricostruiti e i tau MC perche' questi ultimi non ci sono... <text:s text:c="83"/></text:p>
      <text:p text:style-name="P1"><text:s text:c="149"/></text:p>
      <text:p text:style-name="P1">Secondo te e' normale che nei sample QCD (anche quelli <text:s text:c="94"/></text:p>
      <text:p text:style-name="P1">QCD_Pt15_BiasedTau) non contengano neanche un true Tau? <text:s text:c="93"/></text:p>
      <text:p text:style-name="P1">Ci sara' un errore da qualche parte ? (Anche se non ho scritto io <text:s text:c="83"/></text:p>
      <text:p text:style-name="P1">la parte sulla McTruth) <text:s text:c="125"/></text:p>
      <text:p text:style-name="P1"><text:s text:c="149"/></text:p>
      <text:p text:style-name="P1"><text:s text:c="4"/>Emmanuele <text:s text:c="135"/></text:p>
      <text:p text:style-name="P1"><text:s text:c="3"/></text:p>
      <text:p text:style-name="P1"/>
      <text:p text:style-name="P1"/>
      <text:p text:style-name="P1">Ciao Emanuele, <text:s text:c="128"/></text:p>
      <text:p text:style-name="P1"><text:s text:c="149"/></text:p>
      <text:p text:style-name="P1"><text:s text:c="149"/></text:p>
      <text:p text:style-name="P1"><text:s text:c="6"/>??Ho girato HiggsAnalysis su molti sample di QCD, <text:s text:c="93"/></text:p>
      <text:p text:style-name="P1"><text:s text:c="149"/></text:p>
      <text:p text:style-name="P1"><text:s text:c="6"/>mi ritrovo che in nessuno di questi sample (includendo <text:s text:c="88"/></text:p>
      <text:p text:style-name="P1"><text:s text:c="149"/></text:p>
      <text:p text:style-name="P1"><text:s text:c="6"/>anche QCD_Pt15_BiasedTau) ci siano Tau generati. <text:s text:c="94"/></text:p>
      <text:p text:style-name="P1"><text:s text:c="149"/></text:p>
      <text:p text:style-name="P1"><text:s text:c="6"/>Nello specifico: <text:s text:c="126"/></text:p>
      <text:p text:style-name="P1"><text:s text:c="149"/></text:p>
      <text:p text:style-name="P1"><text:s text:c="6"/>abs(idMc)==15 mi da' 0 eventi. <text:s text:c="112"/></text:p>
      <text:p text:style-name="P1"><text:s text:c="149"/></text:p>
      <text:p text:style-name="P1"><text:s text:c="6"/>se richiedo abs(idMc)&lt;30 vedo solo quark e fotoni. <text:s text:c="92"/></text:p>
      <text:p text:style-name="P1"><text:s text:c="149"/></text:p>
      <text:p text:style-name="P1"><text:s text:c="149"/></text:p>
      <text:p text:style-name="P1"><text:s text:c="6"/>Ovviamente, ho tanti Tau quando giro su campioni di <text:s text:c="91"/></text:p>
      <text:p text:style-name="P1"><text:s text:c="149"/></text:p>
      <text:p text:style-name="P1"><text:s text:c="6"/>SUSY o cose tipo Ztautau. <text:s text:c="117"/></text:p>
      <text:p text:style-name="P1"><text:s text:c="149"/></text:p>
      <text:p text:style-name="P1"><text:s text:c="149"/></text:p>
      <text:p text:style-name="P1"><text:s text:c="6"/>Secondo te esiste una spiegazione razionale a questa <text:s text:c="90"/></text:p>
      <text:p text:style-name="P1"><text:s text:c="149"/></text:p>
      <text:p text:style-name="P1"><text:s text:c="6"/>cosa, oppure mi sono completamente ubriacato e chissa' <text:s text:c="88"/></text:p>
      <text:p text:style-name="P1"><text:s text:c="149"/></text:p>
      <text:p text:style-name="P1"><text:s text:c="6"/>quale cavolata abbia fatto ? <text:s text:c="114"/></text:p>
      <text:p text:style-name="P1"><text:s text:c="149"/></text:p>
      <text:p text:style-name="P1"><text:s text:c="6"/>(Anche se io non ho mai toccato CmsMcTrueFiller.cc) <text:s text:c="91"/></text:p>
      <text:p text:style-name="P1">Emmanuele</text:p>
      <text:p text:style-name="P1"><text:s text:c="58"/></text:p>
      <text:p text:style-name="P1"><text:s text:c="12"/></text:p>
      <text:p text:style-name="P1"><text:s/>From: Emanuele Di Marco &lt;emanuele.di.marco@cern.ch&gt; <text:s text:c="91"/></text:p>
      <text:p text:style-name="P1">Date: August 13, 2010 10:53:59 AM GMT+02:00 <text:s text:c="105"/></text:p>
      <text:p text:style-name="P1">To: Emmanuele Salvati &lt;Emmanuele.Salvati@cern.ch&gt; <text:s text:c="99"/></text:p>
      <text:p text:style-name="P1"><text:soft-page-break/>Subject: Re: Domanda tau QCD <text:s text:c="120"/></text:p>
      <text:p text:style-name="P1"><text:s text:c="149"/></text:p>
      <text:p text:style-name="P1">Ciao Emmanuele, <text:s text:c="133"/></text:p>
      <text:p text:style-name="P1"><text:s text:c="149"/></text:p>
      <text:p text:style-name="P1">hmmm.. sono preoccupato da una cosa. <text:s text:c="112"/></text:p>
      <text:p text:style-name="P1">Per risparmiare spazio nella vrsione di default del codice salviamo <text:s text:c="81"/></text:p>
      <text:p text:style-name="P1">le prime 100 particelle nella lista MC. Per quello che facciamo noi <text:s text:c="81"/></text:p>
      <text:p text:style-name="P1">(Z, W, Higgs) quelle interessanti ci rientrano. <text:s text:c="101"/></text:p>
      <text:p text:style-name="P1">E anche magari nei tuoi segnali MC, quindi le trovi. <text:s text:c="96"/></text:p>
      <text:p text:style-name="P1"><text:s text:c="149"/></text:p>
      <text:p text:style-name="P1">Forse pero' nella QCD i tau vengono molto dopo? Magari perche' <text:s text:c="86"/></text:p>
      <text:p text:style-name="P1">hai tutta l'adronizzazione di un quark, poi c'e' l'altro (non so come <text:s text:c="79"/></text:p>
      <text:p text:style-name="P1">PYTHIA ordina le particelle). <text:s text:c="119"/></text:p>
      <text:p text:style-name="P1">Potresti provare, magari facendo una prova ?ad aumentare questo limite: <text:s text:c="77"/></text:p>
      <text:p text:style-name="P1"><text:s text:c="149"/></text:p>
      <text:p text:style-name="P1">treeFill.writeCollectionToTree( mcTruthCollection_, iEvent, 100 ); <text:s text:c="82"/></text:p>
      <text:p text:style-name="P1">magari a 1000 in: <text:s text:c="131"/></text:p>
      <text:p text:style-name="P1"><text:s text:c="149"/></text:p>
      <text:p text:style-name="P1">http://cmssw.cvs.cern.ch/cgi-bin/cmssw.cgi/UserCode/HiggsAnalysis/HiggsToWW2e/plugins/HWWTreeDumper.cc?revision=1.62&amp;view=markup <text:s text:c="20"/></text:p>
      <text:p text:style-name="P1"><text:s text:c="149"/></text:p>
      <text:p text:style-name="P1">lanciando un po' di job sulla grid per la QCD. <text:s text:c="102"/></text:p>
      <text:p text:style-name="P1">Se e' questo temo che tu debba riprodurre le ntuple sulla QCD almeno... <text:s text:c="5"/></text:p>
      <text:p text:style-name="P1"/>
      <text:p text:style-name="P1"/>
      <text:p text:style-name="P1"/>
      <text:p text:style-name="P1"/>
      <text:p text:style-name="P1"/>
      <text:p text:style-name="P1"/>
      <text:p text:style-name="P1"/>
      <text:p text:style-name="P1"/>
      <text:p text:style-name="P1"/>
      <text:p text:style-name="P1">mmm... non ci sono i dataset nostri.<text:line-break/></text:p>
      <text:p text:style-name="P1">&gt; era qualcosa tipo questa? <text:s text:c="121"/></text:p>
      <text:p text:style-name="P1">&gt; https://twiki.cern.ch/twiki/bin/view/CMS/MCProductionDataTaking <text:s text:c="83"/></text:p>
      <text:p text:style-name="P1">&gt; <text:s text:c="147"/></text:p>
      <text:p text:style-name="P1">&gt; se ci assomiglia ho trovato <text:s text:c="119"/></text:p>
      <text:p text:style-name="P1">&gt; https://twiki.cern.ch/twiki/bin/view/CMS/ProductionSummer2009 <text:s text:c="85"/></text:p>
      <text:p text:style-name="P1">&gt; <text:s text:c="147"/></text:p>
      <text:p text:style-name="P1">&gt; ma nn quella della primavera 2010. <text:s text:c="112"/></text:p>
      <text:p text:style-name="P1">&gt; <text:s text:c="36"/></text:p>
      <text:p text:style-name="P1"><text:s text:c="113"/></text:p>
      <text:p text:style-name="P1">In realta' ho trovato tutte le informazioni che servono per calcolare <text:s text:c="79"/></text:p>
      <text:p text:style-name="P1">i pesi dei vari dataset, pero' sulla pagina che ti ho detto prima. <text:s text:c="82"/></text:p>
      <text:p text:style-name="P1">Spero che non siano cambiati i numeri della filter efficiency con un <text:s text:c="80"/></text:p>
      <text:p text:style-name="P1">tag diverso. <text:s text:c="136"/></text:p>
      <text:p text:style-name="P1"><text:s text:c="149"/></text:p>
      <text:p text:style-name="P1">Ecco la tabella: <text:s text:c="132"/></text:p>
      <text:p text:style-name="P1">~salvati/public/SUSY/CrossSections.pdf <text:s text:c="110"/></text:p>
      <text:p text:style-name="P1"><text:s text:c="149"/></text:p>
      <text:p text:style-name="P1">Il peso dovrebbe essere la colonna k = L' / L, <text:s text:c="102"/></text:p>
      <text:p text:style-name="P1">ho messo L' = 1 fb-1 come nostro target. <text:s text:c="108"/></text:p>
      <text:p text:style-name="P1"><text:s text:c="149"/></text:p>
      <text:p text:style-name="P1">Ho calcolato la luminosita' equivalente di ogni <text:s text:c="101"/></text:p>
      <text:p text:style-name="P1">dataset cosi': <text:s text:c="134"/></text:p>
      <text:p text:style-name="P1"><text:s text:c="149"/></text:p>
      <text:p text:style-name="P1">L = N (generati) / ( X-section * filter_efficiency ) <text:s text:c="96"/></text:p>
      <text:p text:style-name="P1"><text:s text:c="149"/></text:p>
      <text:p text:style-name="P1">Ho preso N da DBS. <text:s text:c="130"/></text:p>
      <text:p text:style-name="P1">Ho preso X-section e filter efficiency dalla pagina web. <text:s text:c="92"/></text:p>
      <text:p text:style-name="P1">I dataset madgraph hanno la filter efficiency gia' incorporata <text:s text:c="86"/></text:p>
      <text:p text:style-name="P1">nella cross-section. <text:s text:c="128"/></text:p>
      <text:p text:style-name="P1">Dimmi se alcuni numeri ti sembrano strani. <text:s text:c="106"/></text:p>
      <text:p text:style-name="P1"><text:s text:c="149"/></text:p>
      <text:p text:style-name="P1"><text:s text:c="4"/>Emmanuele <text:s text:c="22"/></text:p>
      <text:p text:style-name="P1"/>
      <text:p text:style-name="P1"/>
      <text:p text:style-name="P1"/>
      <text:p text:style-name="P1"/>
      <text:p text:style-name="P1"/>
      <text:p text:style-name="P1"/>
      <text:p text:style-name="P1"/>
      <text:p text:style-name="P1"/>
      <text:p text:style-name="P1"/>
      <text:p text:style-name="P1"/>
      <text:p text:style-name="P1">SUSYTau.cc <text:s text:c="129"/></text:p>
      <text:p text:style-name="P1"><text:s text:c="149"/></text:p>
      <text:p text:style-name="P1">Ciao, <text:s text:c="143"/></text:p>
      <text:p text:style-name="P1"><text:soft-page-break/><text:s text:c="149"/></text:p>
      <text:p text:style-name="P1"><text:s text:c="4"/>Allora, SUSYTau.cc fa questo: <text:s text:c="115"/></text:p>
      <text:p text:style-name="P1">Innanzitutto scrive un nuovo TTree (mcTree) <text:s text:c="105"/></text:p>
      <text:p text:style-name="P1"><text:s text:c="149"/></text:p>
      <text:p text:style-name="P1">1. Loop su nMc <text:s text:c="134"/></text:p>
      <text:p text:style-name="P1">2. chiede abs(idMc)==15, che non sia figlia di Tau, che statusMc==3 e che abbia |eta|&lt;2.4 <text:s text:c="59"/></text:p>
      <text:p text:style-name="P1">per ogni tau generator level: <text:s text:c="119"/></text:p>
      <text:p text:style-name="P1">3. Loop su nPFTau <text:s text:c="131"/></text:p>
      <text:p text:style-name="P1">4. prende il PFTau piu' vicino alla particella generator level <text:s text:c="86"/></text:p>
      <text:p text:style-name="P1">dove per vicino ho definito deltaR cosi': <text:s text:c="107"/></text:p>
      <text:p text:style-name="P1"><text:s text:c="5"/>double deltaR = sqrt( pow(deltaEta,2) + pow(deltaPhi,2) ); <text:s text:c="85"/></text:p>
      <text:p text:style-name="P1">5. scrive sul TTree le informazioni del tau generator level <text:s text:c="89"/></text:p>
      <text:p text:style-name="P1">e del corrispondente PFTau. <text:s text:c="121"/></text:p>
      <text:p text:style-name="P1"><text:s text:c="149"/></text:p>
      <text:p text:style-name="P1">Trovare il codice qui: <text:s text:c="126"/></text:p>
      <text:p text:style-name="P1">~salvati/scratch0/VecBosApp/src/SUSYTau.cc <text:s text:c="106"/></text:p>
      <text:p text:style-name="P1"><text:s text:c="149"/></text:p>
      <text:p text:style-name="P1">per favore controllatelo, che conoscendomi ci ho messo di sicuro un bug. <text:s text:c="76"/></text:p>
      <text:p text:style-name="P1">Tutte le cose che ho aggiunto iniziano con la stringa Mc-Truth <text:s text:c="86"/></text:p>
      <text:p text:style-name="P1"><text:s text:c="149"/></text:p>
      <text:p text:style-name="P1"><text:s text:c="4"/>Emmanuele</text:p>
      <text:p text:style-name="P1"/>
      <text:p text:style-name="P1">--&gt; Maurizio:</text:p>
      <text:p text:style-name="P1">Le cose da capire sono</text:p>
      <text:p text:style-name="P1"/>
      <text:p text:style-name="P1">1) le efficienze dei selettori. per ogni tau gen guarda se <text:s text:c="90"/></text:p>
      <text:p text:style-name="P1">passa o no ognuno dei selettori e fai un plot <text:s text:c="103"/></text:p>
      <text:p text:style-name="P1">con sull'asse delle x il nome del selettore (histo-&gt;GetXaxis()-&gt;SetBinLabel(i, "ciccioSelector") ) <text:s text:c="50"/></text:p>
      <text:p text:style-name="P1">e sull'asse delle y l'efficienza. Questo per ognuno dei sample di segnale e fondo <text:s text:c="67"/></text:p>
      <text:p text:style-name="P1"><text:s text:c="149"/></text:p>
      <text:p text:style-name="P1">2) fare un confronto degli spettri <text:s text:c="114"/></text:p>
      <text:p text:style-name="P1"><text:s text:c="149"/></text:p>
      <text:p text:style-name="P1">3) cercare di capire quanti tau/evento hai nel segnale e quanti di questi sono veri. <text:s text:c="64"/></text:p>
      <text:p text:style-name="P1"><text:s text:c="4"/>Servirebbe quindi avere un plot come 1) ma con i tau reco matchati a gen <text:s text:c="72"/></text:p>
      <text:p text:style-name="P1"><text:s text:c="149"/></text:p>
      <text:p text:style-name="P1">Nota infatti che per come fai le cose 3) non puoi farlo. Tu stai cercando i tau generator level matchati <text:s text:c="44"/></text:p>
      <text:p text:style-name="P1">a reco (che va bene per 1 e 2). Per 3) ti serve il tau reco matchato a gen o no (i.e. devi capire <text:s text:c="51"/></text:p>
      <text:p text:style-name="P1">chi sono i tuoi tau fake e se e come ucciderli) <text:s text:c="101"/></text:p>
      <text:p text:style-name="P1"><text:s text:c="149"/></text:p>
      <text:p text:style-name="P1"><text:s text:c="36"/></text:p>
      <text:p text:style-name="P1"/>
      <text:p text:style-name="P1"/>
      <text:p text:style-name="P1"/>
      <text:p text:style-name="P1"/>
      <text:p text:style-name="P1"/>
      <text:p text:style-name="P1"/>
      <text:p text:style-name="P1"/>
      <text:p text:style-name="P1"/>
      <text:p text:style-name="P1"/>
      <text:p text:style-name="P1"/>
      <text:p text:style-name="P1">5 Aug 2010 14:44:35 +0200 <text:s text:c="112"/></text:p>
      <text:p text:style-name="P1">From: Emmanuele Salvati &lt;Emmanuele.Salvati@cern.ch&gt; <text:s text:c="97"/></text:p>
      <text:p text:style-name="P1">To: Maurizio Pierini &lt;maurizio.pierini@cern.ch&gt; <text:s text:c="101"/></text:p>
      <text:p text:style-name="P1">Cc: Virginia Azzolini &lt;azzolini@mail.cern.ch&gt;, Emanuele Di Marco &lt;emanuele.di.marco@cern.ch&gt; <text:s text:c="56"/></text:p>
      <text:p text:style-name="P1">Subject: statusMc ? <text:s text:c="129"/></text:p>
      <text:p text:style-name="P1"><text:s text:c="149"/></text:p>
      <text:p text:style-name="P1">Ciao, <text:s text:c="143"/></text:p>
      <text:p text:style-name="P1"><text:s text:c="149"/></text:p>
      <text:p text:style-name="P1"><text:s text:c="4"/>Qualcuno mi puo' dire a cosa corrispondono i tre valori di statusMc ? <text:s text:c="75"/></text:p>
      <text:p text:style-name="P1">Lo chiedo perche' per i Tau (idMc==+/-15) mi ritrovo un numero <text:s text:c="86"/></text:p>
      <text:p text:style-name="P1">uguale di particelle con statusMc = 2 e statusMc = 3. <text:s text:c="95"/></text:p>
      <text:p text:style-name="P1">Fra l'altro sembra che tutti i tau con status 2 siano identici ai tau con <text:s text:c="75"/></text:p>
      <text:p text:style-name="P1">status 3 (stesso pMc, stesso etaMc) <text:s text:c="113"/></text:p>
      <text:p text:style-name="P1">--&gt; Maurizio:</text:p>
      <text:p text:style-name="P1">status3 sono le partcielle stabili (i.e. dopo l'adronizzazione) <text:s text:c="85"/></text:p>
      <text:p text:style-name="P1">status1 quelle generate all'interazione <text:s text:c="109"/></text:p>
      <text:p text:style-name="P1">status2 sono le particelle instabili nel mezzo <text:s text:c="102"/></text:p>
      <text:p text:style-name="P1">Tu devi guardare status 3 <text:s/></text:p>
      <text:p text:style-name="P1"><text:s text:c="4"/>Emmanuele <text:s text:c="135"/></text:p>
      <text:p text:style-name="P1"/>
      <text:p text:style-name="P1">di piu': ti ricordi la faccenda che ci possono essere tau <text:s text:c="91"/></text:p>
      <text:p text:style-name="P1">figlie di tau ? per esempio quando un tau emette un fotone ? <text:s text:c="88"/></text:p>
      <text:p text:style-name="P1">ecco: succede che quando un tau e' figlio di una particella diversa <text:s text:c="81"/></text:p>
      <text:p text:style-name="P1">(W, Z, neutralino) allora statusMc di questo tau e' uguale a 3. <text:s text:c="85"/></text:p>
      <text:p text:style-name="P1">quando un tau e' figlio di un altro tau, allora lo statusMc del figlio e' <text:s text:c="75"/></text:p>
      <text:p text:style-name="P1">uguale a 2. <text:s text:c="137"/></text:p>
      <text:p text:style-name="P1"><text:s text:c="149"/></text:p>
      <text:p text:style-name="P1">Fra l'altro, statusMc e' definito alla linea 79 di <text:s text:c="98"/></text:p>
      <text:p text:style-name="P1">HiggsAnalysis/HiggsToWW2e/src/CmsMcTruthTreeFiller.cc <text:s text:c="95"/></text:p>
      <text:p text:style-name="P1"><text:soft-page-break/><text:s text:c="149"/></text:p>
      <text:p text:style-name="P1"><text:s text:c="4"/>Emmanuele <text:s/></text:p>
      <text:p text:style-name="P1"/>
      <text:p text:style-name="P1"/>
      <text:p text:style-name="P1"/>
      <text:p text:style-name="P1"/>
      <text:p text:style-name="P1">4 Aug 2010 17:10:09 +0200 <text:s text:c="112"/></text:p>
      <text:p text:style-name="P1">From: Emmanuele Salvati &lt;emmanuele.salvati@cern.ch&gt; <text:s text:c="97"/></text:p>
      <text:p text:style-name="P1">To: Maurizio Pierini &lt;maurizio.pierini@cern.ch&gt;, Virginia Azzolini &lt;azzolini@mail.cern.ch&gt; <text:s text:c="58"/></text:p>
      <text:p text:style-name="P1">Subject: Preselezione ? <text:s text:c="125"/></text:p>
      <text:p text:style-name="P1"><text:s/>&gt; Ciao, <text:s text:c="141"/></text:p>
      <text:p text:style-name="P1">&gt; <text:s text:c="147"/></text:p>
      <text:p text:style-name="P1">&gt; <text:s text:c="3"/>Sto scrivendo SUSYTau.cc, ho un dubbio: <text:s text:c="104"/></text:p>
      <text:p text:style-name="P1">&gt; prima di fare gli emisferi, non dobbiamo fare <text:s text:c="101"/></text:p>
      <text:p text:style-name="P1">&gt; una preselezione dei due tau ? <text:s text:c="116"/></text:p>
      <text:p text:style-name="P1">&gt; Non posso semplicemente passare a CombineJets <text:s text:c="101"/></text:p>
      <text:p text:style-name="P1">&gt; i due PFTau a piu' alto PT, quasi sicuramente quelli <text:s text:c="94"/></text:p>
      <text:p text:style-name="P1">&gt; non sono tau. <text:s text:c="133"/></text:p>
      <text:p text:style-name="P1"><text:s text:c="149"/></text:p>
      <text:p text:style-name="P1">la selezione deve usare il selettore. Quale non lo so, bisogna <text:s text:c="86"/></text:p>
      <text:p text:style-name="P1">capire cosa ci conviene. <text:s text:c="124"/></text:p>
      <text:p text:style-name="P1"><text:s text:c="149"/></text:p>
      <text:p text:style-name="P1">L'idea e' che la selezione che applichi sia <text:s text:c="105"/></text:p>
      <text:p text:style-name="P1"><text:s text:c="149"/></text:p>
      <text:p text:style-name="P1">- tagli cinematici: |eta|&lt;2.4 e pT&gt; XXX <text:s text:c="109"/></text:p>
      <text:p text:style-name="P1">- selettore <text:s text:c="137"/></text:p>
      <text:p text:style-name="P1"><text:s text:c="149"/></text:p>
      <text:p text:style-name="P1">e poi con quello che ti resta (se ti resta) fai gli emisferi <text:s text:c="88"/></text:p>
      <text:p text:style-name="P1"><text:s text:c="149"/></text:p>
      <text:p text:style-name="P1">Bisogna pero' capire cosa fare se hai piu' di N tau <text:s text:c="97"/></text:p>
      <text:p text:style-name="P1"><text:s text:c="149"/></text:p>
      <text:p text:style-name="P1">Una cosa che potresti fare, ad esempio, e' usre un selettore piu' tight <text:s text:c="77"/></text:p>
      <text:p text:style-name="P1">per scegliere i migliori 2 tau. Ma se nessuno ti passa il selettore piu' tight che facciamo? <text:s text:c="56"/></text:p>
      <text:p text:style-name="P1">Prendiamo i tau a pT piu' alto? Non e' detto che sia la cosa piu' giusta da fare <text:s text:c="68"/></text:p>
      <text:p text:style-name="P1"><text:s text:c="149"/></text:p>
      <text:p text:style-name="P1">Per quello che riguarda gli emisferi, direi che prima dobbiamo capire come selezionare i tau <text:s text:c="56"/></text:p>
      <text:p text:style-name="P1">1) prendi i tau generator level <text:s text:c="117"/></text:p>
      <text:p text:style-name="P1">2) gli associ i tau reco piu' vicini <text:s text:c="112"/></text:p>
      <text:p text:style-name="P1">3) guardi alle distribuzioni in pT e selettori per i tau segnale <text:s text:c="84"/></text:p>
      <text:p text:style-name="P1"><text:s text:c="149"/></text:p>
      <text:p text:style-name="P1">Poi vediamo i fondi. Nota che hai due tipi di fondo: <text:s text:c="96"/></text:p>
      <text:p text:style-name="P1"><text:s text:c="149"/></text:p>
      <text:p text:style-name="P1">- i tau SM (vedi appositi sample) <text:s text:c="115"/></text:p>
      <text:p text:style-name="P1">- i fake (per cui, ovviamente, non c'e' nessun matching da fare) <text:s text:c="84"/></text:p>
      <text:p text:style-name="P1"><text:s text:c="149"/></text:p>
      <text:p text:style-name="P1"><text:s text:c="149"/></text:p>
      <text:p text:style-name="P1">&gt; Il che mi fa pensare che dobbiamo girare VecBosApp <text:s text:c="9"/></text:p>
      <text:p text:style-name="P1">&gt; Il che mi fa pensare che dobbiamo girare VecBosApp <text:s text:c="96"/></text:p>
      <text:p text:style-name="P1">&gt; due volte: la prima per fare la preselezione, la <text:s text:c="98"/></text:p>
      <text:p text:style-name="P1">&gt; seconda per fare gli emisferi. <text:s text:c="116"/></text:p>
      <text:p text:style-name="P1"><text:s text:c="149"/></text:p>
      <text:p text:style-name="P1">gireremo vecbosapp N volte. Iniziamo senza emisferi e senza tutto quello che ne segue <text:s text:c="62"/></text:p>
      <text:p text:style-name="P1">&gt; O mi sbaglio ? Emmanuele <text:s text:c="134"/></text:p>
      <text:p text:style-name="P1"/>
      <text:p text:style-name="P1"/>
      <text:p text:style-name="P1"/>
      <text:p text:style-name="P1"/>
      <text:p text:style-name="P1"/>
      <text:p text:style-name="P1">Fri, 30 Jul 2010 11:43:11 +0200 <text:s text:c="111"/></text:p>
      <text:p text:style-name="P1">From: Emmanuele Salvati &lt;Emmanuele.Salvati@cern.ch&gt; <text:s text:c="97"/></text:p>
      <text:p text:style-name="P1">To: Maurizio Pierini &lt;maurizio.pierini@cern.ch&gt; <text:s text:c="101"/></text:p>
      <text:p text:style-name="P1">Cc: Virginia Azzolini &lt;azzolini@mail.cern.ch&gt; <text:s text:c="103"/></text:p>
      <text:p text:style-name="P1">Subject: ReloadTriggerMask ? <text:s text:c="120"/></text:p>
      <text:p text:style-name="P1"><text:s text:c="149"/></text:p>
      <text:p text:style-name="P1">Ciao, <text:s text:c="143"/></text:p>
      <text:p text:style-name="P1"><text:s text:c="149"/></text:p>
      <text:p text:style-name="P1">cosa vuol dire quando VecBosApp mi dice questo ? <text:s text:c="100"/></text:p>
      <text:p text:style-name="P1">in qualche modo ha a che fare con il fatto che poi outTree ha 0 entries ? <text:s text:c="75"/></text:p>
      <text:p text:style-name="P1">-----&gt; Maurizio risposta:no, ma con il fatto che hai cambiato file e quindi la trigger mask potrebbe essere diversa <text:s text:c="58"/></text:p>
      <text:p text:style-name="P1">(quando giri sui dati puo' succedere) </text:p>
      <text:p text:style-name="P1"><text:s text:c="149"/></text:p>
      <text:p text:style-name="P1"><text:s text:c="149"/></text:p>
      <text:p text:style-name="P1">&gt;&gt;&gt; Processing event # 0 <text:s text:c="124"/></text:p>
      <text:p text:style-name="P1">[ReloadTriggerMask]::File has changed reloading trigger mask <text:s text:c="88"/></text:p>
      <text:p text:style-name="P1">[ReloadTriggerMask]::Opening root://castorcms//castor/cern.ch/user/a/azzolini/SusyTau/LM1/default_MC_10_1_re8.root <text:s text:c="34"/></text:p>
      <text:p text:style-name="P1">[ReloadTriggerMask]::Requiring bit 32 HLT_HT200 <text:s text:c="101"/></text:p>
      <text:p text:style-name="P1">&gt;&gt;&gt; Processing event # 1000 <text:s text:c="121"/></text:p>
      <text:p text:style-name="P1">&gt;&gt;&gt; Processing event # 2000 <text:s text:c="121"/></text:p>
      <text:p text:style-name="P1"><text:s text:c="4"/>Emmanuele <text:s text:c="135"/></text:p>
      <text:p text:style-name="P1"><text:soft-page-break/></text:p>
      <text:p text:style-name="P1"/>
      <text:p text:style-name="P1"/>
      <text:p text:style-name="P1"/>
      <text:p text:style-name="P1"/>
      <text:p text:style-name="P1">Ho cambiato <text:s text:c="137"/></text:p>
      <text:p text:style-name="P1">~salvati/work/CMSSW_3_5_8/src/HiggsAnalysis/HiggsToWW2e/src/CmsPFTauFiller.cc <text:s text:c="71"/></text:p>
      <text:p text:style-name="P1">~salvati/work/CMSSW_3_5_8/src/HiggsAnalysis/HiggsToWW2e/interface/CmsPFTauFiller.h <text:s text:c="66"/></text:p>
      <text:p text:style-name="P1"><text:s text:c="149"/></text:p>
      <text:p text:style-name="P1">compila e gira. <text:s text:c="133"/></text:p>
      <text:p text:style-name="P1">Inizio a girare il segnale, nel frattempo cerco di scrivere VecBosApp <text:s text:c="79"/></text:p>
      <text:p text:style-name="P1"><text:s text:c="149"/></text:p>
      <text:p text:style-name="P1">ora e' cosi' <text:s text:c="136"/></text:p>
      <text:p text:style-name="P1">void CmsPFTauFiller::writePFTauBasicInfo(const reco::PFTau *tau, const edm::Event&amp; iEvent, const edm::EventSetup&amp; iSetup) <text:s text:c="27"/></text:p>
      <text:p text:style-name="P1">{ <text:s text:c="147"/></text:p>
      <text:p text:style-name="P1"><text:s text:c="2"/>privateData_-&gt;charge-&gt;push_back((int)tau-&gt;charge()); <text:s text:c="94"/></text:p>
      <text:p text:style-name="P1"><text:s text:c="2"/>privateData_-&gt;energy-&gt;push_back(tau-&gt;energy()); <text:s text:c="99"/></text:p>
      <text:p text:style-name="P1"><text:s text:c="2"/>privateData_-&gt;et-&gt;push_back(tau-&gt;et()); <text:s text:c="107"/></text:p>
      <text:p text:style-name="P1"><text:s text:c="2"/>privateData_-&gt;momentum-&gt;push_back(tau-&gt;p()); <text:s text:c="102"/></text:p>
      <text:p text:style-name="P1"><text:s text:c="2"/>privateData_-&gt;theta-&gt;push_back(tau-&gt;theta()); <text:s text:c="101"/></text:p>
      <text:p text:style-name="P1"><text:s text:c="2"/>privateData_-&gt;pt-&gt;push_back(tau-&gt;pt()); <text:s text:c="107"/></text:p>
      <text:p text:style-name="P1"><text:s text:c="2"/>privateData_-&gt;eta-&gt;push_back(tau-&gt;eta()); <text:s text:c="105"/></text:p>
      <text:p text:style-name="P1"><text:s text:c="2"/>privateData_-&gt;phi-&gt;push_back(tau-&gt;phi()); <text:s text:c="105"/></text:p>
      <text:p text:style-name="P1"><text:s text:c="2"/>privateData_-&gt;x-&gt;push_back(tau-&gt;momentum().x()); <text:s text:c="98"/></text:p>
      <text:p text:style-name="P1"><text:s text:c="2"/>privateData_-&gt;y-&gt;push_back(tau-&gt;momentum().y()); <text:s text:c="98"/></text:p>
      <text:p text:style-name="P1"><text:s text:c="2"/>privateData_-&gt;z-&gt;push_back(tau-&gt;momentum().z()); <text:s text:c="98"/></text:p>
      <text:p text:style-name="P1"><text:s text:c="2"/>privateData_-&gt;vertexX-&gt;push_back(tau-&gt;vx()); <text:s text:c="102"/></text:p>
      <text:p text:style-name="P1"><text:s text:c="2"/>privateData_-&gt;vertexY-&gt;push_back(tau-&gt;vy()); <text:s text:c="102"/></text:p>
      <text:p text:style-name="P1"><text:s text:c="2"/>privateData_-&gt;vertexZ-&gt;push_back(tau-&gt;vz()); <text:s text:c="102"/></text:p>
      <text:p text:style-name="P1"><text:s text:c="2"/>privateData_-&gt;mass-&gt;push_back(tau-&gt;mass()); <text:s text:c="103"/></text:p>
      <text:p text:style-name="P1"><text:s text:c="2"/>privateData_-&gt;mt-&gt;push_back(tau-&gt;mt()); <text:s text:c="107"/></text:p>
      <text:p text:style-name="P1"><text:s text:c="2"/>privateData_-&gt;pdgId-&gt;push_back(tau-&gt;pdgId()); <text:s text:c="101"/></text:p>
      <text:p text:style-name="P1"><text:s text:c="2"/>privateData_-&gt;nDau-&gt;push_back(tau-&gt;numberOfDaughters()); <text:s text:c="90"/></text:p>
      <text:p text:style-name="P1">} <text:s text:c="147"/></text:p>
      <text:p text:style-name="P1"><text:s text:c="16"/></text:p>
      <text:p text:style-name="P1"/>
      <text:p text:style-name="P1"/>
      <text:p text:style-name="P1"/>
      <text:p text:style-name="P1"/>
      <text:p text:style-name="P1"/>
      <text:p text:style-name="P1">Bella, gira. <text:s text:c="136"/></text:p>
      <text:p text:style-name="P1"><text:s text:c="149"/></text:p>
      <text:p text:style-name="P1">Da quello che ho capito bisogna cambiare SUSYTau.cc <text:s text:c="97"/></text:p>
      <text:p text:style-name="P1">in modo che richiediamo due PFTau al posto (o in aggiunta) dei PFJet, giusto ? <text:s text:c="70"/></text:p>
      <text:p text:style-name="P1"><text:s text:c="149"/></text:p>
      <text:p text:style-name="P1"><text:s text:c="3"/>// Jets selection <text:s text:c="128"/></text:p>
      <text:p text:style-name="P1"><text:s text:c="4"/>vector&lt;TLorentzVector&gt; PFJet; <text:s text:c="115"/></text:p>
      <text:p text:style-name="P1"><text:s text:c="149"/></text:p>
      <text:p text:style-name="P1"><text:s text:c="4"/>for(int i=0; i&lt; nAK5PFJet; i++) { <text:s text:c="111"/></text:p>
      <text:p text:style-name="P1"><text:s text:c="6"/>TLorentzVector myJet(pxAK5PFJet[i], pyAK5PFJet[i], pzAK5PFJet[i], energyAK5PFJet[i]); <text:s text:c="57"/></text:p>
      <text:p text:style-name="P1"><text:s text:c="6"/>if(myJet.Pt()&gt;30. &amp;&amp; fabs(myJet.Eta())&lt; 2.4) PFJet.push_back(myJet); <text:s text:c="74"/></text:p>
      <text:p text:style-name="P1"><text:s text:c="4"/>} <text:s text:c="143"/></text:p>
      <text:p text:style-name="P1"><text:s text:c="149"/></text:p>
      <text:p text:style-name="P1">E poi cambiare anche l'algoritmo CombineJets(PFJet); <text:s text:c="96"/></text:p>
      <text:p text:style-name="P1"><text:s text:c="149"/></text:p>
      <text:p text:style-name="P1"><text:s text:c="149"/></text:p>
      <text:p text:style-name="P1">Inoltre dobbiamo decidere l'angolo massimo tra i due PFTau jets, come dicevamo <text:s text:c="70"/></text:p>
      <text:p text:style-name="P1">ieri: si implementa anche quello in SUSYTau.cc o lo facciamo a parte, prima di girare <text:s text:c="63"/></text:p>
      <text:p text:style-name="P1">VecBosApp ? <text:s text:c="137"/></text:p>
      <text:p text:style-name="P1"><text:s text:c="149"/></text:p>
      <text:p text:style-name="P1"><text:s text:c="4"/>Emmanuele </text:p>
      <text:p text:style-name="P1"/>
      <text:p text:style-name="P1">Maurizio:</text:p>
      <text:p text:style-name="P1">non proprio, la lista dei jet la lasci cosi'</text:p>
      <text:p text:style-name="P1">ma invece di passarla al coso che fa gli emisferi <text:s text:c="99"/></text:p>
      <text:p text:style-name="P1">- la copi in una seconda lista <text:s text:c="118"/></text:p>
      <text:p text:style-name="P1">- aggiungi a questa seconda lista un TLorentz vector = tau1 + tau2 <text:s text:c="82"/></text:p>
      <text:list xml:id="list2004035777" text:style-name="L2">
        <text:list-item>
          <text:p text:style-name="P4">passi questa seconda lista a CombineJet</text:p>
        </text:list-item>
        <text:list-item>
          <text:p text:style-name="P4"/>
        </text:list-item>
      </text:list>
      <text:p text:style-name="P1"/>
      <text:p text:style-name="P1"/>
      <text:p text:style-name="P1"/>
      <text:p text:style-name="P1">Bella, Stiamo compilando. <text:s text:c="125"/></text:p>
      <text:p text:style-name="P1">--- Quando compila, da' questo errore: <text:s text:c="110"/></text:p>
      <text:p text:style-name="P1"><text:s text:c="149"/></text:p>
      <text:p text:style-name="P1">src/Vecbos.cc: In member function 'std::vector&lt;int, std::allocator&lt;int&gt; &gt; Vecbos::getHLTOutput()': <text:s text:c="50"/></text:p>
      <text:p text:style-name="P1">src/Vecbos.cc:1640: error: 'class Utils' has no member named 'getTriggers' <text:s text:c="74"/></text:p>
      <text:p text:style-name="P1"><text:s text:c="149"/></text:p>
      <text:p text:style-name="P1">intendi sostituire getTriggers con getTriggersAND, getTriggersOR, oppure <text:s text:c="76"/></text:p>
      <text:p text:style-name="P1"><text:soft-page-break/>intendi davvero scrivere un metodo getTriggers? <text:s text:c="101"/></text:p>
      <text:p text:style-name="P1"><text:s text:c="288"/></text:p>
      <text:p text:style-name="P1">--- Seconda domanda: <text:s text:c="128"/></text:p>
      <text:p text:style-name="P1">in VecBosApp.C, <text:s text:c="133"/></text:p>
      <text:p text:style-name="P1">Application == 13 si riferisce a SUSYInclusive vecbos, etc. <text:s text:c="89"/></text:p>
      <text:p text:style-name="P1">lo hai fatto di proposito, oppure dobbiamo cambiarlo con SUSYTau ? <text:s text:c="82"/></text:p>
      <text:p text:style-name="P1"><text:s text:c="149"/></text:p>
      <text:p text:style-name="P1"><text:s text:c="4"/>Emmanuele </text:p>
      <text:p text:style-name="P1">&gt; che tag hai preso di Utils?</text:p>
      <text:p text:style-name="P1"/>
      <text:p text:style-name="P1">abbiamo fatto cvs co VecBosApp, come hai detto tu. <text:s text:c="98"/></text:p>
      <text:p text:style-name="P1">Forse non andava nella src directory di CMSSW_3_5_8 ? <text:s text:c="95"/></text:p>
      <text:p text:style-name="P1"><text:s text:c="149"/></text:p>
      <text:p text:style-name="P1">Test Release based on: CMSSW_3_5_8 <text:s text:c="114"/></text:p>
      <text:p text:style-name="P1">Base Release in: /afs/cern.ch/cms/sw/slc5_ia32_gcc434/cms/cmssw/CMSSW_3_5_8 <text:s text:c="73"/></text:p>
      <text:p text:style-name="P1">Your Test release in: /afs/cern.ch/user/s/salvati/work/CMSSW_3_5_8 <text:s text:c="82"/></text:p>
      <text:p text:style-name="P1">--- Tag --- <text:s text:c="3"/>--- RelTag --- -------- Package -------- <text:s text:c="93"/></text:p>
      <text:p text:style-name="P1">V00-3_5_X <text:s text:c="20"/>Configuration/ElectronIdentification <text:s text:c="82"/></text:p>
      <text:p text:style-name="P1">V09-3_5_X <text:s text:c="20"/>HiggsAnalysis/HiggsToWW2e <text:s text:c="93"/></text:p>
      <text:p text:style-name="P1">V02-3_6_0 <text:s text:c="20"/>MyAnalysis/IsolationTools <text:s text:c="93"/></text:p>
      <text:p text:style-name="P1">V00-05-03 <text:s text:c="5"/>V00-04-01 <text:s text:c="5"/>RecoEgamma/EgammaTools <text:s text:c="96"/></text:p>
      <text:p text:style-name="P1">V00-03-08 <text:s text:c="5"/>V00-03-02 <text:s text:c="5"/>RecoEgamma/ElectronIdentification <text:s text:c="85"/></text:p>
      <text:p text:style-name="P1">NoTag <text:s text:c="24"/>VecBosApp/CommonTools <text:s text:c="97"/></text:p>
      <text:p text:style-name="P1">NoTag <text:s text:c="24"/>VecBosApp/EgammaAnalysisTools <text:s text:c="89"/></text:p>
      <text:p text:style-name="P1">NoCVS <text:s text:c="24"/>VecBosApp/FASTJET <text:s text:c="101"/></text:p>
      <text:p text:style-name="P1">NoCVS <text:s text:c="24"/>VecBosApp/TMVA <text:s text:c="104"/></text:p>
      <text:p text:style-name="P1">NoTag <text:s text:c="24"/>VecBosApp/cajun <text:s text:c="103"/></text:p>
      <text:p text:style-name="P1">NoTag <text:s text:c="24"/>VecBosApp/cmst3 <text:s text:c="103"/></text:p>
      <text:p text:style-name="P1">NoTag <text:s text:c="24"/>VecBosApp/cmst3_21X <text:s text:c="99"/></text:p>
      <text:p text:style-name="P1">NoTag <text:s text:c="24"/>VecBosApp/cmst3_22X <text:s text:c="99"/></text:p>
      <text:p text:style-name="P1">NoTag <text:s text:c="24"/>VecBosApp/cmst3_32X <text:s text:c="99"/></text:p>
      <text:p text:style-name="P1">NoTag <text:s text:c="24"/>VecBosApp/cmst3_33X <text:s text:c="99"/></text:p>
      <text:p text:style-name="P1">NoTag <text:s text:c="24"/>VecBosApp/cmst3_35X <text:s text:c="99"/></text:p>
      <text:p text:style-name="P1">NoTag <text:s text:c="24"/>VecBosApp/cmst3_GenVecbos <text:s text:c="93"/></text:p>
      <text:p text:style-name="P1">NoTag <text:s text:c="24"/>VecBosApp/config <text:s text:c="102"/></text:p>
      <text:p text:style-name="P1">NoTag <text:s text:c="24"/>VecBosApp/data <text:s text:c="104"/></text:p>
      <text:p text:style-name="P1">NoTag <text:s text:c="24"/>VecBosApp/include <text:s text:c="101"/></text:p>
      <text:p text:style-name="P1">NoTag <text:s text:c="24"/>VecBosApp/lib <text:s text:c="105"/></text:p>
      <text:p text:style-name="P1">NoTag <text:s text:c="24"/>VecBosApp/macro <text:s text:c="103"/></text:p>
      <text:p text:style-name="P1">NoTag <text:s text:c="24"/>VecBosApp/script <text:s text:c="102"/></text:p>
      <text:p text:style-name="P1">NoTag <text:s text:c="24"/>VecBosApp/src <text:s text:c="105"/></text:p>
      <text:p text:style-name="P1"><text:s text:c="44"/></text:p>
      <text:p text:style-name="P1">colpa mia <text:s text:c="139"/></text:p>
      <text:p text:style-name="P1"><text:s text:c="149"/></text:p>
      <text:p text:style-name="P1">fai <text:s text:c="294"/></text:p>
      <text:p text:style-name="P1">cd CommonTools <text:s text:c="134"/></text:p>
      <text:p text:style-name="P1">cvs update -A <text:s text:c="280"/></text:p>
      <text:p text:style-name="P1">e ricompila <text:s/></text:p>
      <text:p text:style-name="P1"><text:line-break/></text:p>
      <text:p text:style-name="P1"/>
      <text:p text:style-name="P1">VecbosApp instructions <text:s text:c="117"/></text:p>
      <text:p text:style-name="P1"><text:s text:c="149"/></text:p>
      <text:p text:style-name="P1">Ciao belli/e <text:s text:c="283"/></text:p>
      <text:p text:style-name="P1">Le istruzioni sono <text:s text:c="130"/></text:p>
      <text:p text:style-name="P1"><text:s text:c="149"/></text:p>
      <text:p text:style-name="P1">1) settare il cvs (fatevi uno script) <text:s text:c="111"/></text:p>
      <text:p text:style-name="P1"><text:s text:c="134"/></text:p>
      <text:p text:style-name="P1">setenv CVS_RSH ssh <text:s text:c="130"/></text:p>
      <text:p text:style-name="P1">setenv CVSROOT mpierini@lxcms133.cern.ch:/var/lib/cvsroot <text:s text:c="91"/></text:p>
      <text:p text:style-name="P1"><text:s text:c="149"/></text:p>
      <text:p text:style-name="P1">(se usate bash <text:s text:c="282"/></text:p>
      <text:p text:style-name="P1">export CVS_RSH=ssh <text:s text:c="130"/></text:p>
      <text:p text:style-name="P1">export CVSROOT=:ext:mpierini@lxcms133.cern.ch:/var/lib/cvsroot <text:s text:c="211"/></text:p>
      <text:p text:style-name="P1">) <text:s text:c="147"/></text:p>
      <text:p text:style-name="P1"><text:s text:c="149"/></text:p>
      <text:p text:style-name="P1">2) <text:s/>scaricatevi il pacchetto <text:s text:c="104"/></text:p>
      <text:p text:style-name="P1">cvs co VecbosApp </text:p>
      <text:p text:style-name="P1"><text:s text:c="116"/></text:p>
      <text:p text:style-name="P1">3) compilate (si assume che abbiate fatto cmsenv dentro una release di CMSSW con SL5, <text:s text:c="63"/></text:p>
      <text:p text:style-name="P1"><text:s text:c="5"/>o che - sul vostro laptop- abbiate ROOTSYS settato. Ma io non lo suo mai sul laptop) <text:s text:c="59"/></text:p>
      <text:p text:style-name="P1"><text:s text:c="149"/></text:p>
      <text:p text:style-name="P1">cd VecbosApp <text:s text:c="136"/></text:p>
      <text:p text:style-name="P1">source compile.src <text:s text:c="2"/>(*) <text:s text:c="2"/></text:p>
      <text:p text:style-name="P1">(*) per fare si che l'eseguibile giri SUSYTau, dovreste fare una modifica prima di compilare <text:s text:c="56"/></text:p>
      <text:p text:style-name="P1">in include/Application.hh dovete mettere <text:s text:c="108"/></text:p>
      <text:p text:style-name="P1"><text:s text:c="149"/></text:p>
      <text:p text:style-name="P1">#define Application 13 </text:p>
      <text:p text:style-name="P1"/>
      <text:p text:style-name="P1"><text:soft-page-break/></text:p>
      <text:p text:style-name="P1"/>
      <text:p text:style-name="P1"/>
      <text:p text:style-name="P1">Ok. <text:s text:c="145"/></text:p>
      <text:p text:style-name="P1"><text:s text:c="149"/></text:p>
      <text:p text:style-name="P1">Io dovrei aver messo le flag in python/treeDumper.py <text:s text:c="96"/></text:p>
      <text:p text:style-name="P1">e plugins/HWWTreeDumper.cc ai valori in cui le <text:s text:c="102"/></text:p>
      <text:p text:style-name="P1">avevo trovate <text:s text:c="135"/></text:p>
      <text:p text:style-name="P1"><text:s text:c="149"/></text:p>
      <text:p text:style-name="P1">(in realta' in piu' ho settato le seguenti: <text:s text:c="105"/></text:p>
      <text:p text:style-name="P1"><text:s/>dumpVertices = cms.untracked.bool(True), ## <text:s text:c="104"/></text:p>
      <text:p text:style-name="P1"><text:s/>dumpCaloTowers = cms.untracked.bool(True), ## <text:s text:c="102"/></text:p>
      <text:p text:style-name="P1"><text:s/>dumpSCs = cms.untracked.bool(False), ## )</text:p>
      <text:p text:style-name="P1"/>
      <text:p text:style-name="P1">&gt;&gt; Maurizio:OK. Nota che cosi' le ntuple verranno un po' grandi, ma meglio cosi' <text:s text:c="80"/></text:p>
      <text:p text:style-name="P1">(ci serve in generale per le analisi di SUSY) <text:s text:c="103"/></text:p>
      <text:p text:style-name="P1">Controlla anche con Vecbos_MC.py che le flag che hai abbiano senso <text:s text:c="70"/>(la vera nostra referenza e' quella)</text:p>
      <text:p text:style-name="P1"/>
      <text:p text:style-name="P1">In piu' ci sono le flag di PFTau nel HWWtreeDumper <text:s text:c="98"/></text:p>
      <text:p text:style-name="P1">a false, e nel treeDumper.py a true. <text:s text:c="112"/></text:p>
      <text:p text:style-name="P1"><text:s text:c="149"/></text:p>
      <text:p text:style-name="P1">Fammi sapere se vedi qualche flag settata male. <text:s text:c="101"/></text:p>
      <text:p text:style-name="P1"><text:s text:c="149"/></text:p>
      <text:p text:style-name="P1">Magari copiati anche HiggsToWW2e/BuildFile <text:s text:c="106"/></text:p>
      <text:p text:style-name="P1">e HiggsToWW2e/src/CmsPFTauFiller.cc <text:s text:c="113"/></text:p>
      <text:p text:style-name="P1">interface/CmsPFTauFiller.h <text:s text:c="122"/></text:p>
      <text:p text:style-name="P1">e poi ricompila. </text:p>
      <text:p text:style-name="P1"/>
      <text:p text:style-name="P1"/>
      <text:p text:style-name="P1"/>
      <text:p text:style-name="P1"/>
      <text:p text:style-name="P1"/>
      <text:p text:style-name="P1">MC samples:</text:p>
      <text:p text:style-name="P1"/>
      <text:p text:style-name="P1">Segnale <text:s text:c="141"/></text:p>
      <text:p text:style-name="P1"><text:s text:c="149"/></text:p>
      <text:p text:style-name="P1">/LM9t175/Spring10-START3X_V26_S09-v1/GEN-SIM-RECO <text:s text:c="99"/></text:p>
      <text:p text:style-name="P1">/LM9p/Spring10-START3X_V26_S09-v1/GEN-SIM-RECO <text:s text:c="102"/></text:p>
      <text:p text:style-name="P1">/LM9/Spring10-START3X_V26_S09-v1/GEN-SIM-RECO <text:s text:c="103"/></text:p>
      <text:p text:style-name="P1">/LM8/Spring10-START3X_V26_S09-v1/GEN-SIM-RECO <text:s text:c="103"/></text:p>
      <text:p text:style-name="P1">/LM7/Spring10-START3X_V26_S09-v1/GEN-SIM-RECO <text:s text:c="103"/></text:p>
      <text:p text:style-name="P1">/LM6/Spring10-START3X_V26_S09-v1/GEN-SIM-RECO <text:s text:c="103"/></text:p>
      <text:p text:style-name="P1">/LM5/Spring10-START3X_V26_S09-v1/GEN-SIM-RECO <text:s text:c="103"/></text:p>
      <text:p text:style-name="P1">/LM4/Spring10-START3X_V26_S09-v1/GEN-SIM-RECO <text:s text:c="103"/></text:p>
      <text:p text:style-name="P1">/LM3/Spring10-START3X_V26_S09-v1/GEN-SIM-RECO <text:s text:c="103"/></text:p>
      <text:p text:style-name="P1">/LM2mhfeq360/Spring10-START3X_V26_S09-v1/GEN-SIM-RECO <text:s text:c="95"/></text:p>
      <text:p text:style-name="P1">/LM2/Spring10-START3X_V26_S09-v1/GEN-SIM-RECO <text:s text:c="103"/></text:p>
      <text:p text:style-name="P1">/LM13/Spring10-START3X_V26_S09-v1/GEN-SIM-RECO <text:s text:c="102"/></text:p>
      <text:p text:style-name="P1">/LM12/Spring10-START3X_V26_S09-v1/GEN-SIM-RECO <text:s text:c="102"/></text:p>
      <text:p text:style-name="P1">/LM11/Spring10-START3X_V26_S09-v1/GEN-SIM-RECO <text:s text:c="102"/></text:p>
      <text:p text:style-name="P1">/LM10/Spring10-START3X_V26_S09-v1/GEN-SIM-RECO <text:s text:c="102"/></text:p>
      <text:p text:style-name="P1">/LM1/Spring10-START3X_V26_S09-v1/GEN-SIM-RECO <text:s text:c="103"/></text:p>
      <text:p text:style-name="P1">/LM0/Spring10-START3X_V26_S09-v1/GEN-SIM-RECO</text:p>
      <text:p text:style-name="P1"/>
      <text:p text:style-name="P1">QCD MADGRAPH <text:s text:c="122"/></text:p>
      <text:p text:style-name="P1">/QCD_Pt500to1000-madgraph/Spring10-START3X_V26_S09-v1/GEN-SIM-RECO <text:s text:c="13"/></text:p>
      <text:p text:style-name="P1">/QCD_Pt250to500-madgraph/Spring10-START3X_V26_S09-v1/GEN-SIM-RECO <text:s text:c="19"/></text:p>
      <text:p text:style-name="P1">/QCD_Pt100to250-madgraph/Spring10-START3X_V26_S09-v2/GEN-SIM-RECO <text:s text:c="19"/></text:p>
      <text:p text:style-name="P1">/QCD_Pt1000toInf-madgraph/Spring10-START3X_V26_S09-v1/GEN-SIM-RECO <text:s text:c="19"/></text:p>
      <text:p text:style-name="P1">/QCD_Pt-50To100_7TeV-madgraph/Spring10-START3X_V26-v1/GEN-SIM-RECO <text:s text:c="82"/></text:p>
      <text:p text:style-name="P1"><text:s text:c="149"/></text:p>
      <text:p text:style-name="P1">QCD with Tau <text:s text:c="125"/></text:p>
      <text:p text:style-name="P1">/QCD_Pt15_BiasedTau/Spring10-START3X_V26_S09-v1/GEN-SIM-RECO <text:s text:c="88"/></text:p>
      <text:p text:style-name="P1"><text:s text:c="149"/></text:p>
      <text:p text:style-name="P1">QCD with Ele <text:s text:c="126"/></text:p>
      <text:p text:style-name="P1">/QCD_EMEnriched_Pt80to170/Spring10-START3X_V26_S09-v3/GEN-SIM-RECO <text:s text:c="82"/></text:p>
      <text:p text:style-name="P1">/QCD_EMEnriched_Pt80to170/Spring10-START3X_V26_S09-v1/GEN-SIM-RECO <text:s text:c="82"/></text:p>
      <text:p text:style-name="P1">/QCD_EMEnriched_Pt30to80/Spring10-START3X_V26_S09-v1/GEN-SIM-RECO <text:s text:c="83"/></text:p>
      <text:p text:style-name="P1">/QCD_EMEnriched_Pt20to30/Spring10-START3X_V26_S09-v1/GEN-SIM-RECO <text:s text:c="83"/></text:p>
      <text:p text:style-name="P1">/QCD_EMDoubleEnriched_Pt6to20/Spring10-START3X_V26_S09-v1/GEN-SIM-RECO <text:s text:c="78"/></text:p>
      <text:p text:style-name="P1">/QCD_EMDoubleEnriched_Pt20/Spring10-START3X_V26_S09-v2/GEN-SIM-RECO <text:s text:c="81"/></text:p>
      <text:p text:style-name="P1">/QCD_BLepEnriched_7TeV-pythia6/Spring10-START3X_V26_preproduction-v1/GEN-SIM-RECO <text:s text:c="67"/></text:p>
      <text:p text:style-name="P1">/QCD_BLepEnriched_7TeV-pythia6/Spring10-START3X_V26_TP-v1/GEN-SIM-RECO <text:s text:c="78"/></text:p>
      <text:p text:style-name="P1">/QCD_BCtoE_Pt80to170/Spring10-START3X_V26_S09-v1/GEN-SIM-RECO <text:s text:c="87"/></text:p>
      <text:p text:style-name="P1">/QCD_BCtoE_Pt30to80/Spring10-START3X_V26_S09-v1/GEN-SIM-RECO <text:s text:c="88"/></text:p>
      <text:p text:style-name="P1">/QCD_BCtoE_Pt20to30/Spring10-START3X_V26_S09-v1/GEN-SIM-RECO</text:p>
      <text:p text:style-name="P1"/>
      <text:p text:style-name="P1"><text:s text:c="149"/></text:p>
      <text:p text:style-name="P1"><text:soft-page-break/>/TTbarJets-madgraph/Spring10-START3X_V26_S09-v1/GEN-SIM-RECO <text:s text:c="184"/></text:p>
      <text:p text:style-name="P1">/Wjets-madgraph/Spring10-START3X_V26_S09-v1/GEN-SIM-RECO</text:p>
      <text:p text:style-name="P1">/ZJets-madgraph/Spring10-START3X_V26_S09-v1/GEN-SIM-RECO <text:s text:c="92"/></text:p>
      <text:p text:style-name="P1">/ppMuX/Spring10-START3X_V26_S09-v1/GEN-SIM-RECO <text:s text:c="101"/></text:p>
      <text:p text:style-name="P1"/>
      <text:p text:style-name="P1"/>
      <text:p text:style-name="P1"/>
      <text:p text:style-name="P1"/>
      <text:p text:style-name="P1">--- Segnale: <text:s text:c="136"/></text:p>
      <text:p text:style-name="P1">/castor/cern.ch/user/s/salvati/SusyTau/LM0/ <text:s text:c="105"/></text:p>
      <text:p text:style-name="P1">/castor/cern.ch/user/s/salvati/SusyTau/LM1/ <text:s text:c="105"/></text:p>
      <text:p text:style-name="P1">/castor/cern.ch/user/s/salvati/SusyTau/LM10/ <text:s text:c="104"/></text:p>
      <text:p text:style-name="P1">/castor/cern.ch/user/s/salvati/SusyTau/LM11/ <text:s text:c="104"/></text:p>
      <text:p text:style-name="P1">/castor/cern.ch/user/s/salvati/SusyTau/LM12/ <text:s text:c="104"/></text:p>
      <text:p text:style-name="P1">/castor/cern.ch/user/s/salvati/SusyTau/LM13/ <text:s text:c="104"/></text:p>
      <text:p text:style-name="P1">/castor/cern.ch/user/s/salvati/SusyTau/LM2/ <text:s text:c="105"/></text:p>
      <text:p text:style-name="P1">/castor/cern.ch/user/s/salvati/SusyTau/LM2mhfeq360/ <text:s text:c="97"/></text:p>
      <text:p text:style-name="P1">/castor/cern.ch/user/s/salvati/SusyTau/LM3/ <text:s text:c="105"/></text:p>
      <text:p text:style-name="P1">/castor/cern.ch/user/s/salvati/SusyTau/LM4/ <text:s text:c="105"/></text:p>
      <text:p text:style-name="P1">/castor/cern.ch/user/s/salvati/SusyTau/LM5/ <text:s text:c="105"/></text:p>
      <text:p text:style-name="P1">/castor/cern.ch/user/s/salvati/SusyTau/LM6/ <text:s text:c="105"/></text:p>
      <text:p text:style-name="P1">/castor/cern.ch/user/s/salvati/SusyTau/LM7/ <text:s text:c="105"/></text:p>
      <text:p text:style-name="P1">/castor/cern.ch/user/s/salvati/SusyTau/LM8/ <text:s text:c="105"/></text:p>
      <text:p text:style-name="P1">/castor/cern.ch/user/s/salvati/SusyTau/LM9/ <text:s text:c="105"/></text:p>
      <text:p text:style-name="P1">/castor/cern.ch/user/s/salvati/SusyTau/LM9p/ <text:s text:c="104"/></text:p>
      <text:p text:style-name="P1">/castor/cern.ch/user/s/salvati/SusyTau/LM9t175/ <text:s text:c="101"/></text:p>
      <text:p text:style-name="P1"><text:s text:c="149"/></text:p>
      <text:p text:style-name="P1">--- Fondo SM <text:s text:c="136"/></text:p>
      <text:p text:style-name="P1">/castor/cern.ch/user/s/salvati/SusyTau/TTbarJets/ <text:s text:c="99"/></text:p>
      <text:p text:style-name="P1">/castor/cern.ch/user/s/salvati/SusyTau/WJets/ <text:s text:c="103"/></text:p>
      <text:p text:style-name="P1">/castor/cern.ch/user/s/salvati/SusyTau/Wtaunu/ <text:s text:c="102"/></text:p>
      <text:p text:style-name="P1">/castor/cern.ch/user/s/salvati/SusyTau/ZJets/ <text:s text:c="103"/></text:p>
      <text:p text:style-name="P1">/castor/cern.ch/user/s/salvati/SusyTau/Ztautau/ <text:s text:c="101"/></text:p>
      <text:p text:style-name="P1">/castor/cern.ch/user/s/salvati/SusyTau/ppMuX/ <text:s text:c="103"/></text:p>
      <text:p text:style-name="P1"><text:s text:c="149"/></text:p>
      <text:p text:style-name="P1">--- QCD <text:s text:c="141"/></text:p>
      <text:p text:style-name="P1">/castor/cern.ch/user/s/salvati/SusyTau/QCD_Pt500to1000-madgraph/ <text:s text:c="84"/></text:p>
      <text:p text:style-name="P1">/castor/cern.ch/user/s/salvati/SusyTau/QCD_Pt250to500-madgraph/ <text:s text:c="85"/></text:p>
      <text:p text:style-name="P1">/castor/cern.ch/user/s/salvati/SusyTau/QCD_Pt15_BiasedTau/ <text:s text:c="90"/></text:p>
      <text:p text:style-name="P1">/castor/cern.ch/user/s/salvati/SusyTau/QCD_EMEnriched_Pt80to170-v3/ <text:s text:c="81"/></text:p>
      <text:p text:style-name="P1">/castor/cern.ch/user/s/salvati/SusyTau/QCD_EMEnriched_Pt80to170-v1/ <text:s text:c="81"/></text:p>
      <text:p text:style-name="P1">/castor/cern.ch/user/s/salvati/SusyTau/QCD_EMDoubleEnriched_Pt6to20/ <text:s text:c="80"/></text:p>
      <text:p text:style-name="P1">/castor/cern.ch/user/s/salvati/SusyTau/QCD_EMDoubleEnriched_Pt20/ <text:s text:c="83"/></text:p>
      <text:p text:style-name="P1">/castor/cern.ch/user/s/salvati/SusyTau/QCD_BCtoE_Pt80to170/ <text:s text:c="89"/></text:p>
      <text:p text:style-name="P1">/castor/cern.ch/user/s/salvati/SusyTau/QCD_BCtoE_Pt30to80/ <text:s text:c="90"/></text:p>
      <text:p text:style-name="P1">/castor/cern.ch/user/s/salvati/SusyTau/QCD_BCtoE_Pt20to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27T16:53:30</meta:creation-date>
    <dc:date>2010-11-20T15:29:27</dc:date>
    <meta:editing-duration>PT106H10M25S</meta:editing-duration>
    <meta:editing-cycles>77</meta:editing-cycles>
    <meta:generator>NeoOffice/3.1.2$Unix OpenOffice.org_project/Patch 0</meta:generator>
    <meta:document-statistic meta:table-count="0" meta:image-count="0" meta:object-count="0" meta:page-count="20" meta:paragraph-count="1229" meta:word-count="6875" meta:character-count="172988"/>
  </office:meta>
</office:document-meta>
</file>